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Source Serif Pro" svg:font-family="'Source Serif Pro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4557" officeooo:paragraph-rsid="00144557"/>
    </style:style>
    <style:style style:name="P2" style:family="paragraph" style:parent-style-name="Standard">
      <style:paragraph-properties fo:text-align="center" style:justify-single-word="false"/>
      <style:text-properties fo:font-size="21pt" officeooo:rsid="00144557" officeooo:paragraph-rsid="00144557" style:font-size-asian="21pt" style:font-size-complex="21pt"/>
    </style:style>
    <style:style style:name="P3" style:family="paragraph" style:parent-style-name="Standard">
      <style:paragraph-properties fo:text-align="center" style:justify-single-word="false"/>
      <style:text-properties fo:font-size="21pt" officeooo:rsid="001ea99d" officeooo:paragraph-rsid="001ea99d" style:font-size-asian="21pt" style:font-size-complex="21pt"/>
    </style:style>
    <style:style style:name="P4" style:family="paragraph" style:parent-style-name="Standard">
      <style:paragraph-properties fo:text-align="center" style:justify-single-word="false"/>
      <style:text-properties fo:font-size="21pt" officeooo:paragraph-rsid="001ea99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3d464d" style:font-name="Source Serif Pro" fo:font-size="13.5pt" fo:letter-spacing="normal" fo:font-style="normal" fo:font-weight="normal" officeooo:rsid="00144557" officeooo:paragraph-rsid="00144557" style:font-size-asian="21pt" style:font-size-complex="21pt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3d464d" style:font-name="Source Serif Pro" fo:font-size="13.5pt" fo:letter-spacing="normal" fo:font-style="normal" fo:font-weight="normal" officeooo:rsid="001ea99d" officeooo:paragraph-rsid="001ea99d" style:font-size-asian="21pt" style:font-size-complex="21pt"/>
    </style:style>
    <style:style style:name="P7" style:family="paragraph" style:parent-style-name="Heading_20_1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officeooo:rsid="00144557" officeooo:paragraph-rsid="00144557" style:font-size-asian="21pt" style:font-size-complex="21pt"/>
    </style:style>
    <style:style style:name="P8" style:family="paragraph" style:parent-style-name="Heading_20_1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officeooo:rsid="001ea99d" officeooo:paragraph-rsid="001ea99d" style:font-size-asian="21pt" style:font-size-complex="21pt"/>
    </style:style>
    <style:style style:name="P9" style:family="paragraph" style:parent-style-name="Heading_20_1">
      <style:paragraph-properties fo:text-align="center" style:justify-single-word="false"/>
      <style:text-properties fo:font-variant="normal" fo:text-transform="none" fo:color="#3d464d" fo:font-size="21pt" fo:letter-spacing="normal" officeooo:rsid="00144557" officeooo:paragraph-rsid="00144557" style:font-size-asian="21pt" style:font-size-complex="21pt"/>
    </style:style>
    <style:style style:name="P10" style:family="paragraph" style:parent-style-name="Text_20_body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officeooo:rsid="00144557" officeooo:paragraph-rsid="00144557" style:font-size-asian="21pt" style:font-size-complex="21pt"/>
    </style:style>
    <style:style style:name="P11" style:family="paragraph" style:parent-style-name="Text_20_body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officeooo:rsid="001ea99d" officeooo:paragraph-rsid="001ea99d" style:font-size-asian="21pt" style:font-size-complex="21pt"/>
    </style:style>
    <style:style style:name="P12" style:family="paragraph" style:parent-style-name="Text_20_body">
      <style:paragraph-properties fo:text-align="center" style:justify-single-word="false"/>
      <style:text-properties fo:font-variant="normal" fo:text-transform="none" fo:color="#3d464d" style:font-name="Source Serif Pro" fo:font-size="13.5pt" fo:letter-spacing="normal" fo:font-style="normal" fo:font-weight="normal" officeooo:rsid="00144557" officeooo:paragraph-rsid="00144557" style:font-size-asian="21pt" style:font-size-complex="21pt"/>
    </style:style>
    <style:style style:name="P13" style:family="paragraph" style:parent-style-name="Text_20_body">
      <style:paragraph-properties fo:text-align="center" style:justify-single-word="false"/>
      <style:text-properties fo:font-size="21pt" officeooo:rsid="00144557" officeooo:paragraph-rsid="00144557" style:font-size-asian="21pt" style:font-size-complex="21pt"/>
    </style:style>
    <style:style style:name="P1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6" style:family="paragraph" style:parent-style-name="Preformatted_20_Text">
      <style:paragraph-properties fo:text-align="center" style:justify-single-word="false"/>
      <style:text-properties fo:font-size="21pt" officeooo:rsid="00144557" officeooo:paragraph-rsid="00144557" style:font-size-asian="21pt" style:font-size-complex="21pt"/>
    </style:style>
    <style:style style:name="P17" style:family="paragraph" style:parent-style-name="Preformatted_20_Text">
      <style:paragraph-properties fo:text-align="center" style:justify-single-word="false"/>
      <style:text-properties fo:font-size="21pt" officeooo:rsid="001ea99d" officeooo:paragraph-rsid="001ea99d" style:font-size-asian="21pt" style:font-size-complex="21pt"/>
    </style:style>
    <style:style style:name="P18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P19" style:family="paragraph" style:parent-style-name="Preformatted_20_Text">
      <loext:graphic-properties draw:fill="solid" draw:fill-color="#f0f3f5" draw:opacity="100%"/>
      <style:paragraph-properties fo:margin-top="0cm" fo:margin-bottom="0cm" loext:contextual-spacing="false" fo:line-height="150%" fo:text-align="start" style:justify-single-word="false" fo:orphans="2" fo:widows="2" fo:background-color="#f0f3f5"/>
    </style:style>
    <style:style style:name="P20" style:family="paragraph" style:parent-style-name="Quotations">
      <style:text-properties officeooo:rsid="00144557" officeooo:paragraph-rsid="00144557"/>
    </style:style>
    <style:style style:name="T1" style:family="text">
      <style:text-properties fo:font-size="10.5pt" fo:font-weight="bold" loext:padding="0cm" loext:border="none"/>
    </style:style>
    <style:style style:name="T2" style:family="text">
      <style:text-properties fo:font-weight="bold" loext:padding="0cm" loext:border="none"/>
    </style:style>
    <style:style style:name="T3" style:family="text">
      <style:text-properties style:font-name="Source Serif Pro" fo:font-size="13.5pt" fo:font-weight="normal"/>
    </style:style>
    <style:style style:name="T4" style:family="text">
      <style:text-properties style:font-name="Source Serif Pro" fo:font-size="13.5pt" fo:font-weight="normal" loext:padding="0cm" loext:border="none"/>
    </style:style>
    <style:style style:name="T5" style:family="text">
      <style:text-properties style:font-name="Source Serif Pro" fo:font-size="13.5pt" fo:font-weight="normal" officeooo:rsid="0021d2ef" loext:padding="0cm" loext:border="none"/>
    </style:style>
    <style:style style:name="T6" style:family="text">
      <style:text-properties style:font-name="Source Serif Pro" fo:font-size="14.25pt" fo:font-weight="bold" loext:padding="0cm" loext:border="none"/>
    </style:style>
    <style:style style:name="T7" style:family="text">
      <style:text-properties style:font-name="Source Serif Pro" fo:font-size="10.5pt" fo:font-weight="bold" loext:padding="0cm" loext:border="none"/>
    </style:style>
    <style:style style:name="T8" style:family="text">
      <style:text-properties style:font-name="Source Serif Pro" fo:font-weight="bold" loext:padding="0cm" loext:border="none"/>
    </style:style>
    <style:style style:name="T9" style:family="text">
      <style:text-properties style:font-name="Source Serif Pro" fo:font-weight="normal" loext:padding="0cm" loext:border="none"/>
    </style:style>
    <style:style style:name="T10" style:family="text">
      <style:text-properties style:font-name="Source Serif Pro" fo:font-weight="normal" officeooo:rsid="0021d2ef" loext:padding="0cm" loext:border="none"/>
    </style:style>
    <style:style style:name="T11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12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/>
    </style:style>
    <style:style style:name="T14" style:family="text">
      <style:text-properties fo:font-variant="normal" fo:text-transform="none" fo:color="#3d464d" style:font-name="Source Serif Pro" fo:font-size="13.5pt" fo:letter-spacing="normal" fo:font-style="normal" fo:font-weight="normal" officeooo:rsid="001ea99d" style:font-size-asian="21pt" style:font-size-complex="21pt"/>
    </style:style>
    <style:style style:name="T15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3d464d" fo:letter-spacing="normal"/>
    </style:style>
    <style:style style:name="T17" style:family="text">
      <style:text-properties fo:font-variant="normal" fo:text-transform="none" fo:color="#3d464d" fo:letter-spacing="normal" loext:padding="0cm" loext:border="none"/>
    </style:style>
    <style:style style:name="T18" style:family="text">
      <style:text-properties fo:font-variant="normal" fo:text-transform="none" fo:color="#3d464d" fo:letter-spacing="normal" fo:font-style="normal" fo:font-weight="normal" fo:background-color="#f0f3f5" loext:char-shading-value="0"/>
    </style:style>
    <style:style style:name="T19" style:family="text">
      <style:text-properties fo:font-variant="normal" fo:text-transform="none" fo:color="#3d464d" fo:font-size="13.5pt" fo:letter-spacing="normal" fo:font-style="normal" fo:font-weight="normal" fo:background-color="#f0f3f5" loext:char-shading-value="0"/>
    </style:style>
    <style:style style:name="T20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21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22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T23" style:family="text">
      <style:text-properties fo:font-variant="normal" fo:text-transform="none" fo:color="#990055" style:font-name="Consolas" fo:font-size="13.5pt" fo:letter-spacing="normal" fo:font-style="normal" fo:font-weight="normal" loext:padding="0cm" loext:border="none"/>
    </style:style>
    <style:style style:name="T24" style:family="text">
      <style:text-properties fo:font-variant="normal" fo:text-transform="none" fo:color="#708090" style:font-name="Consolas" fo:font-size="13.5pt" fo:letter-spacing="normal" fo:font-style="normal" fo:font-weight="normal" loext:padding="0cm" loext:border="none"/>
    </style:style>
    <style:style style:name="T25" style:family="text">
      <style:text-properties fo:font-size="14.25pt" fo:font-weight="bold" loext:padding="0cm" loext:border="none"/>
    </style:style>
    <style:style style:name="T26" style:family="text">
      <style:text-properties style:font-name="Open Sans" fo:font-size="10.5pt" fo:font-style="normal" fo:font-weight="bold" loext:padding="0cm" loext:border="none"/>
    </style:style>
    <style:style style:name="T27" style:family="text">
      <style:text-properties style:font-name="Open Sans" fo:font-style="normal"/>
    </style:style>
    <style:style style:name="T28" style:family="text">
      <style:text-properties style:font-name="Open Sans" fo:font-style="normal" fo:font-weight="bold" loext:padding="0cm" loext:border="none"/>
    </style:style>
    <style:style style:name="T29" style:family="text">
      <style:text-properties style:font-name="Open Sans" fo:font-size="14.25pt" fo:font-style="normal" fo:font-weight="bold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T2">01 - Criando Funções no PHP</text:span></text:h>
      <text:p text:style-name="P10"><text:span text:style-name="T2"/></text:p>
      <text:p text:style-name="P1"/>
      <text:p text:style-name="P20"><text:span text:style-name="T11">Começando deste ponto? Você pode fazer o </text:span><text:a xlink:type="simple" xlink:href="https://s3.amazonaws.com/caelum-online-public/php1/stages/php-mysql-capitulo3.zip" office:target-frame-name="_blank" xlink:show="new" text:style-name="Internet_20_link" text:visited-style-name="Visited_20_Internet_20_Link"><text:span text:style-name="T12">DOWNLOAD</text:span></text:a><text:span text:style-name="T11"> do projeto completo até aqui e continuar seus estudos.</text:span></text:p>
      <text:p text:style-name="P14">No capítulo passado, vimos como fazer uma inserção no MySql. O próximo passo será mostrar a lista de produtos. Mas antes disso, vamos melhorar um pouco o que já escrevemos até então. Afinal, é fundamental que o programador escreva código que seja fácil de ser lido e mantido por outros desenvolvedores.</text:p>
      <text:p text:style-name="P14">Nosso código atual, da página que adiciona produtos, é esse:</text:p>
      <text:p text:style-name="P18"><text:span text:style-name="Source_20_Text"><text:span text:style-name="T20">&lt;?</text:span></text:span><text:span text:style-name="Source_20_Text"><text:span text:style-name="T15">php include </text:span></text:span><text:span text:style-name="Source_20_Text"><text:span text:style-name="T20">(</text:span></text:span><text:span text:style-name="Source_20_Text"><text:span text:style-name="T21">"cabecalho.php"</text:span></text:span><text:span text:style-name="Source_20_Text"><text:span text:style-name="T20">);</text:span></text:span><text:span text:style-name="Source_20_Text"><text:span text:style-name="T15"> </text:span></text:span><text:span text:style-name="Source_20_Text"><text:span text:style-name="T20">?&gt;</text:span></text:span></text:p>
      <text:p text:style-name="P19"/>
      <text:p text:style-name="P18"><text:span text:style-name="Source_20_Text"><text:span text:style-name="T20">&lt;?</text:span></text:span><text:span text:style-name="Source_20_Text"><text:span text:style-name="T15">php</text:span></text:span></text:p>
      <text:p text:style-name="P18"><text:span text:style-name="Source_20_Text"><text:span text:style-name="T15">$nome </text:span></text:span><text:span text:style-name="Source_20_Text"><text:span text:style-name="T20">=</text:span></text:span><text:span text:style-name="Source_20_Text"><text:span text:style-name="T15"> $_GET</text:span></text:span><text:span text:style-name="Source_20_Text"><text:span text:style-name="T20">[</text:span></text:span><text:span text:style-name="Source_20_Text"><text:span text:style-name="T21">'nome'</text:span></text:span><text:span text:style-name="Source_20_Text"><text:span text:style-name="T20">];</text:span></text:span></text:p>
      <text:p text:style-name="P18"><text:span text:style-name="Source_20_Text"><text:span text:style-name="T15">$preco </text:span></text:span><text:span text:style-name="Source_20_Text"><text:span text:style-name="T20">=</text:span></text:span><text:span text:style-name="Source_20_Text"><text:span text:style-name="T15"> $_GET</text:span></text:span><text:span text:style-name="Source_20_Text"><text:span text:style-name="T20">[</text:span></text:span><text:span text:style-name="Source_20_Text"><text:span text:style-name="T21">'preco'</text:span></text:span><text:span text:style-name="Source_20_Text"><text:span text:style-name="T20">];</text:span></text:span></text:p>
      <text:p text:style-name="P18"><text:span text:style-name="Source_20_Text"><text:span text:style-name="T15">$conexao </text:span></text:span><text:span text:style-name="Source_20_Text"><text:span text:style-name="T20">=</text:span></text:span><text:span text:style-name="Source_20_Text"><text:span text:style-name="T15"> mysqli_connect</text:span></text:span><text:span text:style-name="Source_20_Text"><text:span text:style-name="T20">(</text:span></text:span><text:span text:style-name="Source_20_Text"><text:span text:style-name="T21">"localhost"</text:span></text:span><text:span text:style-name="Source_20_Text"><text:span text:style-name="T20">,</text:span></text:span><text:span text:style-name="Source_20_Text"><text:span text:style-name="T15"> </text:span></text:span><text:span text:style-name="Source_20_Text"><text:span text:style-name="T21">"root"</text:span></text:span><text:span text:style-name="Source_20_Text"><text:span text:style-name="T20">,</text:span></text:span><text:span text:style-name="Source_20_Text"><text:span text:style-name="T15"> </text:span></text:span><text:span text:style-name="Source_20_Text"><text:span text:style-name="T21">""</text:span></text:span><text:span text:style-name="Source_20_Text"><text:span text:style-name="T20">);</text:span></text:span></text:p>
      <text:p text:style-name="P19"/>
      <text:p text:style-name="P18"><text:span text:style-name="Source_20_Text"><text:span text:style-name="T22">if</text:span></text:span><text:span text:style-name="Source_20_Text"><text:span text:style-name="T20">(</text:span></text:span><text:span text:style-name="Source_20_Text"><text:span text:style-name="T15">mysqli_query</text:span></text:span><text:span text:style-name="Source_20_Text"><text:span text:style-name="T20">(</text:span></text:span><text:span text:style-name="Source_20_Text"><text:span text:style-name="T15">$conexao</text:span></text:span><text:span text:style-name="Source_20_Text"><text:span text:style-name="T20">,</text:span></text:span><text:span text:style-name="Source_20_Text"><text:span text:style-name="T15"> $query</text:span></text:span><text:span text:style-name="Source_20_Text"><text:span text:style-name="T20">))</text:span></text:span><text:span text:style-name="Source_20_Text"><text:span text:style-name="T15"> </text:span></text:span><text:span text:style-name="Source_20_Text"><text:span text:style-name="T20">{</text:span></text:span></text:p>
      <text:p text:style-name="P18"><text:span text:style-name="Source_20_Text"><text:span text:style-name="T20">?&gt;</text:span></text:span></text:p>
      <text:p text:style-name="P18"><text:span text:style-name="Source_20_Text"><text:span text:style-name="T23">&lt;p</text:span></text:span><text:span text:style-name="Source_20_Text"><text:span text:style-name="T15"> </text:span></text:span><text:span text:style-name="Source_20_Text"><text:span text:style-name="T21">class</text:span></text:span><text:span text:style-name="Source_20_Text"><text:span text:style-name="T20">=</text:span></text:span><text:span text:style-name="Source_20_Text"><text:span text:style-name="T22">"alert-success"</text:span></text:span><text:span text:style-name="Source_20_Text"><text:span text:style-name="T23">&gt;</text:span></text:span><text:span text:style-name="Source_20_Text"><text:span text:style-name="T15">Produto </text:span></text:span><text:span text:style-name="Source_20_Text"><text:span text:style-name="T20">&lt;?=</text:span></text:span><text:span text:style-name="Source_20_Text"><text:span text:style-name="T15"> $nome</text:span></text:span><text:span text:style-name="Source_20_Text"><text:span text:style-name="T20">;</text:span></text:span><text:span text:style-name="Source_20_Text"><text:span text:style-name="T15"> </text:span></text:span><text:span text:style-name="Source_20_Text"><text:span text:style-name="T20">?&gt;</text:span></text:span><text:span text:style-name="Source_20_Text"><text:span text:style-name="T15">, </text:span></text:span><text:span text:style-name="Source_20_Text"><text:span text:style-name="T20">&lt;?=</text:span></text:span><text:span text:style-name="Source_20_Text"><text:span text:style-name="T15"> $preco</text:span></text:span><text:span text:style-name="Source_20_Text"><text:span text:style-name="T20">;</text:span></text:span><text:span text:style-name="Source_20_Text"><text:span text:style-name="T15"> </text:span></text:span><text:span text:style-name="Source_20_Text"><text:span text:style-name="T20">?&gt;</text:span></text:span><text:span text:style-name="Source_20_Text"><text:span text:style-name="T15"> adicionado com sucesso!</text:span></text:span><text:span text:style-name="Source_20_Text"><text:span text:style-name="T23">&lt;/p&gt;</text:span></text:span></text:p>
      <text:p text:style-name="P18"><text:span text:style-name="Source_20_Text"><text:span text:style-name="T20">&lt;?</text:span></text:span><text:span text:style-name="Source_20_Text"><text:span text:style-name="T15">php</text:span></text:span></text:p>
      <text:p text:style-name="P18"><text:span text:style-name="Source_20_Text"><text:span text:style-name="T20">}</text:span></text:span><text:span text:style-name="Source_20_Text"><text:span text:style-name="T15"> </text:span></text:span><text:span text:style-name="Source_20_Text"><text:span text:style-name="T22">else</text:span></text:span><text:span text:style-name="Source_20_Text"><text:span text:style-name="T15"> </text:span></text:span><text:span text:style-name="Source_20_Text"><text:span text:style-name="T20">{</text:span></text:span></text:p>
      <text:p text:style-name="P18"><text:span text:style-name="Source_20_Text"><text:span text:style-name="T20">?&gt;</text:span></text:span></text:p>
      <text:p text:style-name="P18"><text:span text:style-name="Source_20_Text"><text:span text:style-name="T23">&lt;p</text:span></text:span><text:span text:style-name="Source_20_Text"><text:span text:style-name="T15"> </text:span></text:span><text:span text:style-name="Source_20_Text"><text:span text:style-name="T21">class</text:span></text:span><text:span text:style-name="Source_20_Text"><text:span text:style-name="T20">=</text:span></text:span><text:span text:style-name="Source_20_Text"><text:span text:style-name="T22">"alert-danger"</text:span></text:span><text:span text:style-name="Source_20_Text"><text:span text:style-name="T23">&gt;</text:span></text:span><text:span text:style-name="Source_20_Text"><text:span text:style-name="T15">O produto </text:span></text:span><text:span text:style-name="Source_20_Text"><text:span text:style-name="T20">&lt;?</text:span></text:span><text:span text:style-name="Source_20_Text"><text:span text:style-name="T15"> </text:span></text:span><text:span text:style-name="Source_20_Text"><text:span text:style-name="T20">=</text:span></text:span><text:span text:style-name="Source_20_Text"><text:span text:style-name="T15"> $nome</text:span></text:span><text:span text:style-name="Source_20_Text"><text:span text:style-name="T20">;</text:span></text:span><text:span text:style-name="Source_20_Text"><text:span text:style-name="T15"> </text:span></text:span><text:span text:style-name="Source_20_Text"><text:span text:style-name="T20">?&gt;</text:span></text:span><text:span text:style-name="Source_20_Text"><text:span text:style-name="T15"> não foi adicionado</text:span></text:span><text:span text:style-name="Source_20_Text"><text:span text:style-name="T23">&lt;/p&gt;</text:span></text:span></text:p>
      <text:p text:style-name="P18"><text:span text:style-name="Source_20_Text"><text:span text:style-name="T20">&lt;?</text:span></text:span><text:span text:style-name="Source_20_Text"><text:span text:style-name="T15">php</text:span></text:span></text:p>
      <text:p text:style-name="P18"><text:span text:style-name="Source_20_Text"><text:span text:style-name="T20">}</text:span></text:span></text:p>
      <text:p text:style-name="P18"><text:span text:style-name="Source_20_Text"><text:span text:style-name="T20">?&gt;</text:span></text:span></text:p>
      <text:p text:style-name="P19"/>
      <text:p text:style-name="P18"><text:soft-page-break/><text:span text:style-name="Source_20_Text"><text:span text:style-name="T20">&lt;?</text:span></text:span><text:span text:style-name="Source_20_Text"><text:span text:style-name="T15">php include </text:span></text:span><text:span text:style-name="Source_20_Text"><text:span text:style-name="T20">(</text:span></text:span><text:span text:style-name="Source_20_Text"><text:span text:style-name="T21">"rodape.php"</text:span></text:span><text:span text:style-name="Source_20_Text"><text:span text:style-name="T20">);</text:span></text:span><text:span text:style-name="Source_20_Text"><text:span text:style-name="T15"> </text:span></text:span><text:span text:style-name="Source_20_Text"><text:span text:style-name="T20">?&gt;</text:span></text:span></text:p>
      <text:p text:style-name="P15"><text:span text:style-name="T11">Esse </text:span><text:span text:style-name="Source_20_Text"><text:span text:style-name="T13">if</text:span></text:span><text:span text:style-name="T11"> que verifica se deu sucesso está difícil de ler. Vamos extrair para uma variável:</text:span></text:p>
      <text:p text:style-name="P18"><text:span text:style-name="Source_20_Text"><text:span text:style-name="T15">$resultadoDaInsercao </text:span></text:span><text:span text:style-name="Source_20_Text"><text:span text:style-name="T20">=</text:span></text:span><text:span text:style-name="Source_20_Text"><text:span text:style-name="T15"> mysqli_query</text:span></text:span><text:span text:style-name="Source_20_Text"><text:span text:style-name="T20">(</text:span></text:span><text:span text:style-name="Source_20_Text"><text:span text:style-name="T15">$conexao</text:span></text:span><text:span text:style-name="Source_20_Text"><text:span text:style-name="T20">,</text:span></text:span><text:span text:style-name="Source_20_Text"><text:span text:style-name="T15"> $query</text:span></text:span><text:span text:style-name="Source_20_Text"><text:span text:style-name="T20">);</text:span></text:span></text:p>
      <text:p text:style-name="P18"><text:span text:style-name="Source_20_Text"><text:span text:style-name="T22">if</text:span></text:span><text:span text:style-name="Source_20_Text"><text:span text:style-name="T20">(</text:span></text:span><text:span text:style-name="Source_20_Text"><text:span text:style-name="T15">$resultadoDaInsercao</text:span></text:span><text:span text:style-name="Source_20_Text"><text:span text:style-name="T20">)</text:span></text:span><text:span text:style-name="Source_20_Text"><text:span text:style-name="T15"> </text:span></text:span><text:span text:style-name="Source_20_Text"><text:span text:style-name="T20">{</text:span></text:span></text:p>
      <text:p text:style-name="P18"><text:span text:style-name="Source_20_Text"><text:span text:style-name="T17"><text:s/></text:span></text:span><text:span text:style-name="Source_20_Text"><text:span text:style-name="T24">// codigo continua</text:span></text:span></text:p>
      <text:p text:style-name="P14">Já está melhor. Mais fácil de ser lido. Mas vamos tentar extrair essa função de inserir produto para um método, com um nome mais semântico.</text:p>
      <text:p text:style-name="P18"><text:span text:style-name="Source_20_Text"><text:span text:style-name="T22">function</text:span></text:span><text:span text:style-name="Source_20_Text"><text:span text:style-name="T15"> insereProduto</text:span></text:span><text:span text:style-name="Source_20_Text"><text:span text:style-name="T20">(</text:span></text:span><text:span text:style-name="Source_20_Text"><text:span text:style-name="T15">$nome</text:span></text:span><text:span text:style-name="Source_20_Text"><text:span text:style-name="T20">,</text:span></text:span><text:span text:style-name="Source_20_Text"><text:span text:style-name="T15"> $preco</text:span></text:span><text:span text:style-name="Source_20_Text"><text:span text:style-name="T20">)</text:span></text:span><text:span text:style-name="Source_20_Text"><text:span text:style-name="T15"> </text:span></text:span><text:span text:style-name="Source_20_Text"><text:span text:style-name="T20">{</text:span></text:span></text:p>
      <text:p text:style-name="P18"><text:span text:style-name="Source_20_Text"><text:span text:style-name="T17"><text:s text:c="4"/></text:span></text:span><text:span text:style-name="Source_20_Text"><text:span text:style-name="T15">$query </text:span></text:span><text:span text:style-name="Source_20_Text"><text:span text:style-name="T20">=</text:span></text:span><text:span text:style-name="Source_20_Text"><text:span text:style-name="T15"> </text:span></text:span><text:span text:style-name="Source_20_Text"><text:span text:style-name="T21">"insert into produtos (nome, preco) values ('{$nome}', {$preco})"</text:span></text:span><text:span text:style-name="Source_20_Text"><text:span text:style-name="T20">;</text:span></text:span></text:p>
      <text:p text:style-name="P18"><text:span text:style-name="Source_20_Text"><text:span text:style-name="T17"><text:s text:c="4"/></text:span></text:span><text:span text:style-name="Source_20_Text"><text:span text:style-name="T15">$resultadoDaInsercao </text:span></text:span><text:span text:style-name="Source_20_Text"><text:span text:style-name="T20">=</text:span></text:span><text:span text:style-name="Source_20_Text"><text:span text:style-name="T15"> mysqli_query</text:span></text:span><text:span text:style-name="Source_20_Text"><text:span text:style-name="T20">(</text:span></text:span><text:span text:style-name="Source_20_Text"><text:span text:style-name="T15">$conexao</text:span></text:span><text:span text:style-name="Source_20_Text"><text:span text:style-name="T20">,</text:span></text:span><text:span text:style-name="Source_20_Text"><text:span text:style-name="T15"> $query</text:span></text:span><text:span text:style-name="Source_20_Text"><text:span text:style-name="T20">);</text:span></text:span></text:p>
      <text:p text:style-name="P18"><text:span text:style-name="Source_20_Text"><text:span text:style-name="T20">}</text:span></text:span></text:p>
      <text:p text:style-name="P15"><text:span text:style-name="T11">A função está quase pronta. Para que funcione bem, ela precisa receber a conexão também (veja a variável </text:span><text:span text:style-name="Source_20_Text"><text:span text:style-name="T13">conexao</text:span></text:span><text:span text:style-name="T11">). A função precisa também retornar o resultado:</text:span></text:p>
      <text:p text:style-name="P18"><text:span text:style-name="Source_20_Text"><text:span text:style-name="T22">function</text:span></text:span><text:span text:style-name="Source_20_Text"><text:span text:style-name="T15"> insereProduto</text:span></text:span><text:span text:style-name="Source_20_Text"><text:span text:style-name="T20">(</text:span></text:span><text:span text:style-name="Source_20_Text"><text:span text:style-name="T15">$conexao</text:span></text:span><text:span text:style-name="Source_20_Text"><text:span text:style-name="T20">,</text:span></text:span><text:span text:style-name="Source_20_Text"><text:span text:style-name="T15"> $nome</text:span></text:span><text:span text:style-name="Source_20_Text"><text:span text:style-name="T20">,</text:span></text:span><text:span text:style-name="Source_20_Text"><text:span text:style-name="T15"> $preco</text:span></text:span><text:span text:style-name="Source_20_Text"><text:span text:style-name="T20">)</text:span></text:span><text:span text:style-name="Source_20_Text"><text:span text:style-name="T15"> </text:span></text:span><text:span text:style-name="Source_20_Text"><text:span text:style-name="T20">{</text:span></text:span></text:p>
      <text:p text:style-name="P18"><text:span text:style-name="Source_20_Text"><text:span text:style-name="T17"><text:s text:c="4"/></text:span></text:span><text:span text:style-name="Source_20_Text"><text:span text:style-name="T15">$query </text:span></text:span><text:span text:style-name="Source_20_Text"><text:span text:style-name="T20">=</text:span></text:span><text:span text:style-name="Source_20_Text"><text:span text:style-name="T15"> </text:span></text:span><text:span text:style-name="Source_20_Text"><text:span text:style-name="T21">"insert into produtos (nome, preco) values ('{$nome}', {$preco})"</text:span></text:span><text:span text:style-name="Source_20_Text"><text:span text:style-name="T20">;</text:span></text:span></text:p>
      <text:p text:style-name="P18"><text:span text:style-name="Source_20_Text"><text:span text:style-name="T17"><text:s text:c="4"/></text:span></text:span><text:span text:style-name="Source_20_Text"><text:span text:style-name="T15">$resultadoDaInsercao </text:span></text:span><text:span text:style-name="Source_20_Text"><text:span text:style-name="T20">=</text:span></text:span><text:span text:style-name="Source_20_Text"><text:span text:style-name="T15"> mysqli_query</text:span></text:span><text:span text:style-name="Source_20_Text"><text:span text:style-name="T20">(</text:span></text:span><text:span text:style-name="Source_20_Text"><text:span text:style-name="T15">$conexao</text:span></text:span><text:span text:style-name="Source_20_Text"><text:span text:style-name="T20">,</text:span></text:span><text:span text:style-name="Source_20_Text"><text:span text:style-name="T15"> $query</text:span></text:span><text:span text:style-name="Source_20_Text"><text:span text:style-name="T20">);</text:span></text:span></text:p>
      <text:p text:style-name="P18"><text:span text:style-name="Source_20_Text"><text:span text:style-name="T17"><text:s text:c="4"/></text:span></text:span><text:span text:style-name="Source_20_Text"><text:span text:style-name="T22">return</text:span></text:span><text:span text:style-name="Source_20_Text"><text:span text:style-name="T15"> $resultadoDaInsercao</text:span></text:span><text:span text:style-name="Source_20_Text"><text:span text:style-name="T20">;</text:span></text:span></text:p>
      <text:p text:style-name="P18"><text:span text:style-name="Source_20_Text"><text:span text:style-name="T20">}</text:span></text:span></text:p>
      <text:p text:style-name="P14">Para usá-la, fica fácil:</text:p>
      <text:p text:style-name="P18"><text:span text:style-name="Source_20_Text"><text:span text:style-name="T22">if</text:span></text:span><text:span text:style-name="Source_20_Text"><text:span text:style-name="T20">(</text:span></text:span><text:span text:style-name="Source_20_Text"><text:span text:style-name="T15">insereProduto</text:span></text:span><text:span text:style-name="Source_20_Text"><text:span text:style-name="T20">(</text:span></text:span><text:span text:style-name="Source_20_Text"><text:span text:style-name="T15">$conexao</text:span></text:span><text:span text:style-name="Source_20_Text"><text:span text:style-name="T20">,</text:span></text:span><text:span text:style-name="Source_20_Text"><text:span text:style-name="T15"> $nome</text:span></text:span><text:span text:style-name="Source_20_Text"><text:span text:style-name="T20">,</text:span></text:span><text:span text:style-name="Source_20_Text"><text:span text:style-name="T15"> $preco</text:span></text:span><text:span text:style-name="Source_20_Text"><text:span text:style-name="T20">))</text:span></text:span><text:span text:style-name="Source_20_Text"><text:span text:style-name="T15"> </text:span></text:span><text:span text:style-name="Source_20_Text"><text:span text:style-name="T20">{</text:span></text:span></text:p>
      <text:p text:style-name="P18"><text:span text:style-name="Source_20_Text"><text:span text:style-name="T17"><text:s text:c="4"/></text:span></text:span><text:span text:style-name="Source_20_Text"><text:span text:style-name="T24">// continua aqui</text:span></text:span></text:p>
      <text:p text:style-name="P18"><text:span text:style-name="Source_20_Text"><text:span text:style-name="T20">}</text:span></text:span></text:p>
      <text:p text:style-name="P14">Fica fácil reutilizar agora. Basta invocar a função sempre que quisermos inserir um produto. O código fica muito mais fácil de ser mantido.</text:p>
      <text:p text:style-name="P15"><text:span text:style-name="T11">Vamos agora mudar a cor da mensagem de sucesso. Hoje, a mensagem e seu fundo ficam verdes. Vamos fazer com que só o texto fique verde. Para isso, basta trocar a classe </text:span><text:span text:style-name="Source_20_Text"><text:span text:style-name="T13">alert-success</text:span></text:span><text:span text:style-name="T11"> e </text:span><text:span text:style-name="Source_20_Text"><text:span text:style-name="T13">alert-</text:span></text:span><text:soft-page-break/><text:span text:style-name="Source_20_Text"><text:span text:style-name="T13">danger</text:span></text:span><text:span text:style-name="T11"> para </text:span><text:span text:style-name="Source_20_Text"><text:span text:style-name="T13">text-success</text:span></text:span><text:span text:style-name="T11"> e </text:span><text:span text:style-name="Source_20_Text"><text:span text:style-name="T13">text-danger</text:span></text:span><text:span text:style-name="T11">. Não deixe de estudar as classes do Bootstrap, pois ele realmente nos ajuda a melhorar a interface do nosso site.</text:span></text:p>
      <text:p text:style-name="P14">Outro ponto que a interface ainda peca é na navegabilidade. Da página principal não há como chegar na página do formulário; do formulário não há como chegar na página principal.</text:p>
      <text:p text:style-name="P15"><text:span text:style-name="T11">Vamos mexer isso no </text:span><text:span text:style-name="Source_20_Text"><text:span text:style-name="T13">cabecalho.php</text:span></text:span><text:span text:style-name="T11">, criando um div novo. Veja que usamos as várias classes do Bootstrap, que começam com </text:span><text:span text:style-name="Source_20_Text"><text:span text:style-name="T13">nav*</text:span></text:span><text:span text:style-name="T11">. Essas classes nos ajudam a criar menus:</text:span></text:p>
      <text:p text:style-name="P18"><text:span text:style-name="Source_20_Text"><text:span text:style-name="T23">&lt;html&gt;</text:span></text:span></text:p>
      <text:p text:style-name="P18"><text:span text:style-name="Source_20_Text"><text:span text:style-name="T23">&lt;head&gt;</text:span></text:span></text:p>
      <text:p text:style-name="P18"><text:span text:style-name="Source_20_Text"><text:span text:style-name="T17"><text:s text:c="4"/></text:span></text:span><text:span text:style-name="Source_20_Text"><text:span text:style-name="T23">&lt;title&gt;</text:span></text:span><text:span text:style-name="Source_20_Text"><text:span text:style-name="T15">Minha loja</text:span></text:span><text:span text:style-name="Source_20_Text"><text:span text:style-name="T23">&lt;/title&gt;</text:span></text:span></text:p>
      <text:p text:style-name="P18"><text:span text:style-name="Source_20_Text"><text:span text:style-name="T17"><text:s text:c="4"/></text:span></text:span><text:span text:style-name="Source_20_Text"><text:span text:style-name="T23">&lt;meta</text:span></text:span><text:span text:style-name="Source_20_Text"><text:span text:style-name="T15"> </text:span></text:span><text:span text:style-name="Source_20_Text"><text:span text:style-name="T21">charset</text:span></text:span><text:span text:style-name="Source_20_Text"><text:span text:style-name="T20">=</text:span></text:span><text:span text:style-name="Source_20_Text"><text:span text:style-name="T22">"utf-8"</text:span></text:span><text:span text:style-name="Source_20_Text"><text:span text:style-name="T23">&gt;</text:span></text:span></text:p>
      <text:p text:style-name="P18"><text:span text:style-name="Source_20_Text"><text:span text:style-name="T17"><text:s text:c="4"/></text:span></text:span><text:span text:style-name="Source_20_Text"><text:span text:style-name="T23">&lt;link</text:span></text:span><text:span text:style-name="Source_20_Text"><text:span text:style-name="T15"> </text:span></text:span><text:span text:style-name="Source_20_Text"><text:span text:style-name="T21">href</text:span></text:span><text:span text:style-name="Source_20_Text"><text:span text:style-name="T20">=</text:span></text:span><text:span text:style-name="Source_20_Text"><text:span text:style-name="T22">"css/bootstrap.css"</text:span></text:span><text:span text:style-name="Source_20_Text"><text:span text:style-name="T15"> </text:span></text:span><text:span text:style-name="Source_20_Text"><text:span text:style-name="T21">rel</text:span></text:span><text:span text:style-name="Source_20_Text"><text:span text:style-name="T20">=</text:span></text:span><text:span text:style-name="Source_20_Text"><text:span text:style-name="T22">"stylesheet"</text:span></text:span><text:span text:style-name="Source_20_Text"><text:span text:style-name="T15"> </text:span></text:span><text:span text:style-name="Source_20_Text"><text:span text:style-name="T23">/&gt;</text:span></text:span></text:p>
      <text:p text:style-name="P18"><text:span text:style-name="Source_20_Text"><text:span text:style-name="T17"><text:s text:c="4"/></text:span></text:span><text:span text:style-name="Source_20_Text"><text:span text:style-name="T23">&lt;link</text:span></text:span><text:span text:style-name="Source_20_Text"><text:span text:style-name="T15"> </text:span></text:span><text:span text:style-name="Source_20_Text"><text:span text:style-name="T21">href</text:span></text:span><text:span text:style-name="Source_20_Text"><text:span text:style-name="T20">=</text:span></text:span><text:span text:style-name="Source_20_Text"><text:span text:style-name="T22">"css/loja.css"</text:span></text:span><text:span text:style-name="Source_20_Text"><text:span text:style-name="T15"> </text:span></text:span><text:span text:style-name="Source_20_Text"><text:span text:style-name="T21">rel</text:span></text:span><text:span text:style-name="Source_20_Text"><text:span text:style-name="T20">=</text:span></text:span><text:span text:style-name="Source_20_Text"><text:span text:style-name="T22">"stylesheet"</text:span></text:span><text:span text:style-name="Source_20_Text"><text:span text:style-name="T15"> </text:span></text:span><text:span text:style-name="Source_20_Text"><text:span text:style-name="T23">/&gt;</text:span></text:span></text:p>
      <text:p text:style-name="P18"><text:span text:style-name="Source_20_Text"><text:span text:style-name="T23">&lt;/head&gt;</text:span></text:span></text:p>
      <text:p text:style-name="P19"/>
      <text:p text:style-name="P18"><text:span text:style-name="Source_20_Text"><text:span text:style-name="T23">&lt;body&gt;</text:span></text:span></text:p>
      <text:p text:style-name="P18"><text:span text:style-name="Source_20_Text"><text:span text:style-name="T17"><text:s text:c="4"/></text:span></text:span><text:span text:style-name="Source_20_Text"><text:span text:style-name="T23">&lt;div</text:span></text:span><text:span text:style-name="Source_20_Text"><text:span text:style-name="T15"> </text:span></text:span><text:span text:style-name="Source_20_Text"><text:span text:style-name="T21">class</text:span></text:span><text:span text:style-name="Source_20_Text"><text:span text:style-name="T20">=</text:span></text:span><text:span text:style-name="Source_20_Text"><text:span text:style-name="T22">"navbar navbar-inverse navbar-fixed-top"</text:span></text:span><text:span text:style-name="Source_20_Text"><text:span text:style-name="T23">&gt;</text:span></text:span></text:p>
      <text:p text:style-name="P18"><text:span text:style-name="Source_20_Text"><text:span text:style-name="T17"><text:s text:c="8"/></text:span></text:span><text:span text:style-name="Source_20_Text"><text:span text:style-name="T23">&lt;div</text:span></text:span><text:span text:style-name="Source_20_Text"><text:span text:style-name="T15"> </text:span></text:span><text:span text:style-name="Source_20_Text"><text:span text:style-name="T21">class</text:span></text:span><text:span text:style-name="Source_20_Text"><text:span text:style-name="T20">=</text:span></text:span><text:span text:style-name="Source_20_Text"><text:span text:style-name="T22">"container"</text:span></text:span><text:span text:style-name="Source_20_Text"><text:span text:style-name="T23">&gt;</text:span></text:span></text:p>
      <text:p text:style-name="P18"><text:span text:style-name="Source_20_Text"><text:span text:style-name="T17"><text:s text:c="12"/></text:span></text:span><text:span text:style-name="Source_20_Text"><text:span text:style-name="T23">&lt;div</text:span></text:span><text:span text:style-name="Source_20_Text"><text:span text:style-name="T15"> </text:span></text:span><text:span text:style-name="Source_20_Text"><text:span text:style-name="T21">class</text:span></text:span><text:span text:style-name="Source_20_Text"><text:span text:style-name="T20">=</text:span></text:span><text:span text:style-name="Source_20_Text"><text:span text:style-name="T22">"navbar-header"</text:span></text:span><text:span text:style-name="Source_20_Text"><text:span text:style-name="T23">&gt;</text:span></text:span></text:p>
      <text:p text:style-name="P18"><text:span text:style-name="Source_20_Text"><text:span text:style-name="T17"><text:s text:c="16"/></text:span></text:span><text:span text:style-name="Source_20_Text"><text:span text:style-name="T23">&lt;a</text:span></text:span><text:span text:style-name="Source_20_Text"><text:span text:style-name="T15"> </text:span></text:span><text:span text:style-name="Source_20_Text"><text:span text:style-name="T21">href</text:span></text:span><text:span text:style-name="Source_20_Text"><text:span text:style-name="T20">=</text:span></text:span><text:span text:style-name="Source_20_Text"><text:span text:style-name="T22">"index.php"</text:span></text:span><text:span text:style-name="Source_20_Text"><text:span text:style-name="T15"> </text:span></text:span><text:span text:style-name="Source_20_Text"><text:span text:style-name="T21">class</text:span></text:span><text:span text:style-name="Source_20_Text"><text:span text:style-name="T20">=</text:span></text:span><text:span text:style-name="Source_20_Text"><text:span text:style-name="T22">"navbar-brand"</text:span></text:span><text:span text:style-name="Source_20_Text"><text:span text:style-name="T23">&gt;</text:span></text:span><text:span text:style-name="Source_20_Text"><text:span text:style-name="T15">Minha Loja</text:span></text:span><text:span text:style-name="Source_20_Text"><text:span text:style-name="T23">&lt;/a&gt;</text:span></text:span></text:p>
      <text:p text:style-name="P18"><text:span text:style-name="Source_20_Text"><text:span text:style-name="T17"><text:s text:c="12"/></text:span></text:span><text:span text:style-name="Source_20_Text"><text:span text:style-name="T23">&lt;/div&gt;</text:span></text:span></text:p>
      <text:p text:style-name="P19"/>
      <text:p text:style-name="P18"><text:span text:style-name="Source_20_Text"><text:span text:style-name="T17"><text:s text:c="15"/></text:span></text:span><text:span text:style-name="Source_20_Text"><text:span text:style-name="T23">&lt;div&gt;</text:span></text:span></text:p>
      <text:p text:style-name="P18"><text:span text:style-name="Source_20_Text"><text:span text:style-name="T17"><text:s text:c="16"/></text:span></text:span><text:span text:style-name="Source_20_Text"><text:span text:style-name="T23">&lt;ul</text:span></text:span><text:span text:style-name="Source_20_Text"><text:span text:style-name="T15"> </text:span></text:span><text:span text:style-name="Source_20_Text"><text:span text:style-name="T21">class</text:span></text:span><text:span text:style-name="Source_20_Text"><text:span text:style-name="T20">=</text:span></text:span><text:span text:style-name="Source_20_Text"><text:span text:style-name="T22">"nav navbar-nav"</text:span></text:span><text:span text:style-name="Source_20_Text"><text:span text:style-name="T23">&gt;</text:span></text:span></text:p>
      <text:p text:style-name="P18"><text:span text:style-name="Source_20_Text"><text:span text:style-name="T17"><text:s text:c="21"/></text:span></text:span><text:span text:style-name="Source_20_Text"><text:span text:style-name="T23">&lt;li&gt;&lt;a</text:span></text:span><text:span text:style-name="Source_20_Text"><text:span text:style-name="T15"> </text:span></text:span><text:span text:style-name="Source_20_Text"><text:span text:style-name="T21">href</text:span></text:span><text:span text:style-name="Source_20_Text"><text:span text:style-name="T20">=</text:span></text:span><text:span text:style-name="Source_20_Text"><text:span text:style-name="T22">"produto-formulario.php"</text:span></text:span><text:span text:style-name="Source_20_Text"><text:span text:style-name="T23">&gt;</text:span></text:span><text:span text:style-name="Source_20_Text"><text:span text:style-name="T15">Adiciona Produto</text:span></text:span><text:span text:style-name="Source_20_Text"><text:span text:style-name="T23">&lt;/a&gt;&lt;/li&gt;</text:span></text:span></text:p>
      <text:p text:style-name="P18"><text:span text:style-name="Source_20_Text"><text:span text:style-name="T17"><text:s text:c="20"/></text:span></text:span><text:span text:style-name="Source_20_Text"><text:span text:style-name="T23">&lt;li&gt;&lt;a</text:span></text:span><text:span text:style-name="Source_20_Text"><text:span text:style-name="T15"> </text:span></text:span><text:span text:style-name="Source_20_Text"><text:span text:style-name="T21">href</text:span></text:span><text:span text:style-name="Source_20_Text"><text:span text:style-name="T20">=</text:span></text:span><text:span text:style-name="Source_20_Text"><text:span text:style-name="T22">"sobre.php"</text:span></text:span><text:span text:style-name="Source_20_Text"><text:span text:style-name="T23">&gt;</text:span></text:span><text:span text:style-name="Source_20_Text"><text:span text:style-name="T15">Sobre</text:span></text:span><text:span text:style-name="Source_20_Text"><text:span text:style-name="T23">&lt;/a&gt;&lt;/li&gt;</text:span></text:span></text:p>
      <text:p text:style-name="P18"><text:span text:style-name="Source_20_Text"><text:span text:style-name="T17"><text:s text:c="16"/></text:span></text:span><text:span text:style-name="Source_20_Text"><text:span text:style-name="T23">&lt;/ul&gt;</text:span></text:span></text:p>
      <text:p text:style-name="P18"><text:span text:style-name="Source_20_Text"><text:span text:style-name="T17"><text:s text:c="12"/></text:span></text:span><text:span text:style-name="Source_20_Text"><text:span text:style-name="T23">&lt;/div&gt;</text:span></text:span></text:p>
      <text:p text:style-name="P18"><text:span text:style-name="Source_20_Text"><text:span text:style-name="T17"><text:s text:c="8"/></text:span></text:span><text:span text:style-name="Source_20_Text"><text:span text:style-name="T23">&lt;/div&gt;</text:span></text:span><text:span text:style-name="Source_20_Text"><text:span text:style-name="T24">&lt;!-- container acaba aqui --&gt;</text:span></text:span></text:p>
      <text:p text:style-name="P18"><text:soft-page-break/><text:span text:style-name="Source_20_Text"><text:span text:style-name="T17"><text:s text:c="4"/></text:span></text:span><text:span text:style-name="Source_20_Text"><text:span text:style-name="T23">&lt;/div&gt;</text:span></text:span></text:p>
      <text:p text:style-name="P19"/>
      <text:p text:style-name="P18"><text:span text:style-name="Source_20_Text"><text:span text:style-name="T17"><text:s text:c="4"/></text:span></text:span><text:span text:style-name="Source_20_Text"><text:span text:style-name="T23">&lt;div</text:span></text:span><text:span text:style-name="Source_20_Text"><text:span text:style-name="T15"> </text:span></text:span><text:span text:style-name="Source_20_Text"><text:span text:style-name="T21">class</text:span></text:span><text:span text:style-name="Source_20_Text"><text:span text:style-name="T20">=</text:span></text:span><text:span text:style-name="Source_20_Text"><text:span text:style-name="T22">"container"</text:span></text:span><text:span text:style-name="Source_20_Text"><text:span text:style-name="T23">&gt;</text:span></text:span></text:p>
      <text:p text:style-name="P19"/>
      <text:p text:style-name="P18"><text:span text:style-name="Source_20_Text"><text:span text:style-name="T17"><text:s text:c="4"/></text:span></text:span><text:span text:style-name="Source_20_Text"><text:span text:style-name="T23">&lt;div</text:span></text:span><text:span text:style-name="Source_20_Text"><text:span text:style-name="T15"> </text:span></text:span><text:span text:style-name="Source_20_Text"><text:span text:style-name="T21">class</text:span></text:span><text:span text:style-name="Source_20_Text"><text:span text:style-name="T20">=</text:span></text:span><text:span text:style-name="Source_20_Text"><text:span text:style-name="T22">"principal"</text:span></text:span><text:span text:style-name="Source_20_Text"><text:span text:style-name="T23">&gt;</text:span></text:span></text:p>
      <text:p text:style-name="P14">Muito melhor, nosso site já está mais navegável.</text:p>
      <text:p text:style-name="P14">Vamos agora melhorar o formulário, que ainda não está bonito. Para isso, vamos fazer uso de tabelas:</text:p>
      <text:p text:style-name="P18"><text:span text:style-name="Source_20_Text"><text:span text:style-name="T23">&lt;html&gt;</text:span></text:span></text:p>
      <text:p text:style-name="P18"><text:span text:style-name="Source_20_Text"><text:span text:style-name="T17"><text:s text:c="4"/></text:span></text:span><text:span text:style-name="Source_20_Text"><text:span text:style-name="T23">&lt;form</text:span></text:span><text:span text:style-name="Source_20_Text"><text:span text:style-name="T15"> </text:span></text:span><text:span text:style-name="Source_20_Text"><text:span text:style-name="T21">action</text:span></text:span><text:span text:style-name="Source_20_Text"><text:span text:style-name="T20">=</text:span></text:span><text:span text:style-name="Source_20_Text"><text:span text:style-name="T22">"adiciona-produto.php"</text:span></text:span><text:span text:style-name="Source_20_Text"><text:span text:style-name="T23">&gt;</text:span></text:span></text:p>
      <text:p text:style-name="P18"><text:span text:style-name="Source_20_Text"><text:span text:style-name="T17"><text:s text:c="8"/></text:span></text:span><text:span text:style-name="Source_20_Text"><text:span text:style-name="T23">&lt;table</text:span></text:span><text:span text:style-name="Source_20_Text"><text:span text:style-name="T15"> </text:span></text:span><text:span text:style-name="Source_20_Text"><text:span text:style-name="T21">class</text:span></text:span><text:span text:style-name="Source_20_Text"><text:span text:style-name="T20">=</text:span></text:span><text:span text:style-name="Source_20_Text"><text:span text:style-name="T22">"table"</text:span></text:span><text:span text:style-name="Source_20_Text"><text:span text:style-name="T23">&gt;</text:span></text:span></text:p>
      <text:p text:style-name="P18"><text:span text:style-name="Source_20_Text"><text:span text:style-name="T17"><text:s text:c="12"/></text:span></text:span><text:span text:style-name="Source_20_Text"><text:span text:style-name="T23">&lt;tr&gt;</text:span></text:span></text:p>
      <text:p text:style-name="P18"><text:span text:style-name="Source_20_Text"><text:span text:style-name="T17"><text:s text:c="16"/></text:span></text:span><text:span text:style-name="Source_20_Text"><text:span text:style-name="T23">&lt;td&gt;</text:span></text:span><text:span text:style-name="Source_20_Text"><text:span text:style-name="T15">Nome</text:span></text:span><text:span text:style-name="Source_20_Text"><text:span text:style-name="T23">&lt;/td&gt;</text:span></text:span></text:p>
      <text:p text:style-name="P18"><text:span text:style-name="Source_20_Text"><text:span text:style-name="T17"><text:s text:c="16"/></text:span></text:span><text:span text:style-name="Source_20_Text"><text:span text:style-name="T23">&lt;td&gt;&lt;input</text:span></text:span><text:span text:style-name="Source_20_Text"><text:span text:style-name="T15"> </text:span></text:span><text:span text:style-name="Source_20_Text"><text:span text:style-name="T21">type</text:span></text:span><text:span text:style-name="Source_20_Text"><text:span text:style-name="T20">=</text:span></text:span><text:span text:style-name="Source_20_Text"><text:span text:style-name="T22">"text"</text:span></text:span><text:span text:style-name="Source_20_Text"><text:span text:style-name="T15"> </text:span></text:span><text:span text:style-name="Source_20_Text"><text:span text:style-name="T21">name</text:span></text:span><text:span text:style-name="Source_20_Text"><text:span text:style-name="T20">=</text:span></text:span><text:span text:style-name="Source_20_Text"><text:span text:style-name="T22">"nome"</text:span></text:span><text:span text:style-name="Source_20_Text"><text:span text:style-name="T15"> </text:span></text:span><text:span text:style-name="Source_20_Text"><text:span text:style-name="T23">/&gt;&lt;/td&gt;</text:span></text:span></text:p>
      <text:p text:style-name="P18"><text:span text:style-name="Source_20_Text"><text:span text:style-name="T17"><text:s text:c="12"/></text:span></text:span><text:span text:style-name="Source_20_Text"><text:span text:style-name="T23">&lt;/tr&gt;</text:span></text:span></text:p>
      <text:p text:style-name="P19"/>
      <text:p text:style-name="P18"><text:span text:style-name="Source_20_Text"><text:span text:style-name="T17"><text:s text:c="12"/></text:span></text:span><text:span text:style-name="Source_20_Text"><text:span text:style-name="T23">&lt;tr&gt;</text:span></text:span></text:p>
      <text:p text:style-name="P18"><text:span text:style-name="Source_20_Text"><text:span text:style-name="T17"><text:s text:c="16"/></text:span></text:span><text:span text:style-name="Source_20_Text"><text:span text:style-name="T23">&lt;td&gt;</text:span></text:span><text:span text:style-name="Source_20_Text"><text:span text:style-name="T15">Preço</text:span></text:span><text:span text:style-name="Source_20_Text"><text:span text:style-name="T23">&lt;/td&gt;</text:span></text:span></text:p>
      <text:p text:style-name="P18"><text:span text:style-name="Source_20_Text"><text:span text:style-name="T17"><text:s text:c="16"/></text:span></text:span><text:span text:style-name="Source_20_Text"><text:span text:style-name="T23">&lt;td&gt;&lt;input</text:span></text:span><text:span text:style-name="Source_20_Text"><text:span text:style-name="T15"> </text:span></text:span><text:span text:style-name="Source_20_Text"><text:span text:style-name="T21">type</text:span></text:span><text:span text:style-name="Source_20_Text"><text:span text:style-name="T20">=</text:span></text:span><text:span text:style-name="Source_20_Text"><text:span text:style-name="T22">"number"</text:span></text:span><text:span text:style-name="Source_20_Text"><text:span text:style-name="T15"> </text:span></text:span><text:span text:style-name="Source_20_Text"><text:span text:style-name="T21">name</text:span></text:span><text:span text:style-name="Source_20_Text"><text:span text:style-name="T20">=</text:span></text:span><text:span text:style-name="Source_20_Text"><text:span text:style-name="T22">"preco"</text:span></text:span><text:span text:style-name="Source_20_Text"><text:span text:style-name="T15"> </text:span></text:span><text:span text:style-name="Source_20_Text"><text:span text:style-name="T23">/&gt;&lt;/td&gt;</text:span></text:span></text:p>
      <text:p text:style-name="P18"><text:span text:style-name="Source_20_Text"><text:span text:style-name="T17"><text:s text:c="12"/></text:span></text:span><text:span text:style-name="Source_20_Text"><text:span text:style-name="T23">&lt;/tr&gt;</text:span></text:span></text:p>
      <text:p text:style-name="P19"/>
      <text:p text:style-name="P18"><text:span text:style-name="Source_20_Text"><text:span text:style-name="T17"><text:s text:c="12"/></text:span></text:span><text:span text:style-name="Source_20_Text"><text:span text:style-name="T23">&lt;tr&gt;</text:span></text:span></text:p>
      <text:p text:style-name="P18"><text:span text:style-name="Source_20_Text"><text:span text:style-name="T17"><text:s text:c="16"/></text:span></text:span><text:span text:style-name="Source_20_Text"><text:span text:style-name="T23">&lt;td&gt;&lt;input</text:span></text:span><text:span text:style-name="Source_20_Text"><text:span text:style-name="T15"> </text:span></text:span><text:span text:style-name="Source_20_Text"><text:span text:style-name="T21">type</text:span></text:span><text:span text:style-name="Source_20_Text"><text:span text:style-name="T20">=</text:span></text:span><text:span text:style-name="Source_20_Text"><text:span text:style-name="T22">"submit"</text:span></text:span><text:span text:style-name="Source_20_Text"><text:span text:style-name="T15"> </text:span></text:span><text:span text:style-name="Source_20_Text"><text:span text:style-name="T21">value</text:span></text:span><text:span text:style-name="Source_20_Text"><text:span text:style-name="T20">=</text:span></text:span><text:span text:style-name="Source_20_Text"><text:span text:style-name="T22">"Cadastrar"</text:span></text:span><text:span text:style-name="Source_20_Text"><text:span text:style-name="T15"> </text:span></text:span><text:span text:style-name="Source_20_Text"><text:span text:style-name="T23">/&gt;&lt;/td&gt;</text:span></text:span></text:p>
      <text:p text:style-name="P18"><text:span text:style-name="Source_20_Text"><text:span text:style-name="T17"><text:s text:c="12"/></text:span></text:span><text:span text:style-name="Source_20_Text"><text:span text:style-name="T23">&lt;/tr&gt;</text:span></text:span></text:p>
      <text:p text:style-name="P19"/>
      <text:p text:style-name="P18"><text:span text:style-name="Source_20_Text"><text:span text:style-name="T17"><text:s text:c="8"/></text:span></text:span><text:span text:style-name="Source_20_Text"><text:span text:style-name="T23">&lt;/table&gt;</text:span></text:span></text:p>
      <text:p text:style-name="P19"/>
      <text:p text:style-name="P18"><text:span text:style-name="Source_20_Text"><text:span text:style-name="T17"><text:s text:c="4"/></text:span></text:span><text:span text:style-name="Source_20_Text"><text:span text:style-name="T23">&lt;/form&gt;</text:span></text:span></text:p>
      <text:p text:style-name="P18"><text:span text:style-name="Source_20_Text"><text:span text:style-name="T23">&lt;/html&gt;</text:span></text:span></text:p>
      <text:p text:style-name="P15"><text:span text:style-name="T11">Já está melhor. O estilo de tabelas do Bootstrap são amigáveis. Podemos também por a classe </text:span><text:span text:style-name="Source_20_Text"><text:span text:style-name="T13">form-control</text:span></text:span><text:span text:style-name="T11"> nas caixas de texto, que é </text:span><text:soft-page-break/><text:span text:style-name="T11">o estilo próprio do Bootstrap para esse tipo de elemento. No botão, podemos por os estilos </text:span><text:span text:style-name="Source_20_Text"><text:span text:style-name="T13">btn btn-primary</text:span></text:span><text:span text:style-name="T11">.</text:span></text:p>
      <text:p text:style-name="P15"><text:span text:style-name="T11">Por fim, vamos melhorar a mensagem de erro. Hoje, quando algo falha, apenas exibimos uma mensagem avisando o usuário, mas não explicamos bem qual foi o erro. Vamos resolver isso, exibindo o erro que o próprio MySql nos envia. Para isso, basta usar </text:span><text:span text:style-name="Source_20_Text"><text:span text:style-name="T13">mysqli_error</text:span></text:span><text:span text:style-name="T11">:</text:span></text:p>
      <text:p text:style-name="P18"><text:span text:style-name="Source_20_Text"><text:span text:style-name="T20">&lt;?</text:span></text:span><text:span text:style-name="Source_20_Text"><text:span text:style-name="T15">php</text:span></text:span></text:p>
      <text:p text:style-name="P18"><text:span text:style-name="Source_20_Text"><text:span text:style-name="T22">if</text:span></text:span><text:span text:style-name="Source_20_Text"><text:span text:style-name="T20">(</text:span></text:span><text:span text:style-name="Source_20_Text"><text:span text:style-name="T15">insereProduto</text:span></text:span><text:span text:style-name="Source_20_Text"><text:span text:style-name="T20">(</text:span></text:span><text:span text:style-name="Source_20_Text"><text:span text:style-name="T15">$conexao</text:span></text:span><text:span text:style-name="Source_20_Text"><text:span text:style-name="T20">,</text:span></text:span><text:span text:style-name="Source_20_Text"><text:span text:style-name="T15"> $nome</text:span></text:span><text:span text:style-name="Source_20_Text"><text:span text:style-name="T20">,</text:span></text:span><text:span text:style-name="Source_20_Text"><text:span text:style-name="T15"> $preco</text:span></text:span><text:span text:style-name="Source_20_Text"><text:span text:style-name="T20">))</text:span></text:span><text:span text:style-name="Source_20_Text"><text:span text:style-name="T15"> </text:span></text:span><text:span text:style-name="Source_20_Text"><text:span text:style-name="T20">{</text:span></text:span></text:p>
      <text:p text:style-name="P18"><text:span text:style-name="Source_20_Text"><text:span text:style-name="T20">?&gt;</text:span></text:span></text:p>
      <text:p text:style-name="P18"><text:span text:style-name="Source_20_Text"><text:span text:style-name="T23">&lt;p</text:span></text:span><text:span text:style-name="Source_20_Text"><text:span text:style-name="T15"> </text:span></text:span><text:span text:style-name="Source_20_Text"><text:span text:style-name="T21">class</text:span></text:span><text:span text:style-name="Source_20_Text"><text:span text:style-name="T20">=</text:span></text:span><text:span text:style-name="Source_20_Text"><text:span text:style-name="T22">"alert-success"</text:span></text:span><text:span text:style-name="Source_20_Text"><text:span text:style-name="T23">&gt;</text:span></text:span><text:span text:style-name="Source_20_Text"><text:span text:style-name="T15">Produto </text:span></text:span><text:span text:style-name="Source_20_Text"><text:span text:style-name="T20">&lt;?=</text:span></text:span><text:span text:style-name="Source_20_Text"><text:span text:style-name="T15"> $nome</text:span></text:span><text:span text:style-name="Source_20_Text"><text:span text:style-name="T20">;</text:span></text:span><text:span text:style-name="Source_20_Text"><text:span text:style-name="T15"> </text:span></text:span><text:span text:style-name="Source_20_Text"><text:span text:style-name="T20">?&gt;</text:span></text:span><text:span text:style-name="Source_20_Text"><text:span text:style-name="T15">, </text:span></text:span><text:span text:style-name="Source_20_Text"><text:span text:style-name="T20">&lt;?=</text:span></text:span><text:span text:style-name="Source_20_Text"><text:span text:style-name="T15"> $preco</text:span></text:span><text:span text:style-name="Source_20_Text"><text:span text:style-name="T20">;</text:span></text:span><text:span text:style-name="Source_20_Text"><text:span text:style-name="T15"> </text:span></text:span><text:span text:style-name="Source_20_Text"><text:span text:style-name="T20">?&gt;</text:span></text:span><text:span text:style-name="Source_20_Text"><text:span text:style-name="T15"> adicionado com sucesso!</text:span></text:span><text:span text:style-name="Source_20_Text"><text:span text:style-name="T23">&lt;/p&gt;</text:span></text:span></text:p>
      <text:p text:style-name="P18"><text:span text:style-name="Source_20_Text"><text:span text:style-name="T20">&lt;?</text:span></text:span><text:span text:style-name="Source_20_Text"><text:span text:style-name="T15">php</text:span></text:span></text:p>
      <text:p text:style-name="P18"><text:span text:style-name="Source_20_Text"><text:span text:style-name="T20">}</text:span></text:span><text:span text:style-name="Source_20_Text"><text:span text:style-name="T15"> </text:span></text:span><text:span text:style-name="Source_20_Text"><text:span text:style-name="T22">else</text:span></text:span><text:span text:style-name="Source_20_Text"><text:span text:style-name="T15"> </text:span></text:span><text:span text:style-name="Source_20_Text"><text:span text:style-name="T20">{</text:span></text:span></text:p>
      <text:p text:style-name="P18"><text:span text:style-name="Source_20_Text"><text:span text:style-name="T17"><text:s text:c="4"/></text:span></text:span><text:span text:style-name="Source_20_Text"><text:span text:style-name="T15">$msg </text:span></text:span><text:span text:style-name="Source_20_Text"><text:span text:style-name="T20">=</text:span></text:span><text:span text:style-name="Source_20_Text"><text:span text:style-name="T15"> mysqli_error</text:span></text:span><text:span text:style-name="Source_20_Text"><text:span text:style-name="T20">(</text:span></text:span><text:span text:style-name="Source_20_Text"><text:span text:style-name="T15">$conexao</text:span></text:span><text:span text:style-name="Source_20_Text"><text:span text:style-name="T20">);</text:span></text:span></text:p>
      <text:p text:style-name="P18"><text:span text:style-name="Source_20_Text"><text:span text:style-name="T20">?&gt;</text:span></text:span></text:p>
      <text:p text:style-name="P18"><text:span text:style-name="Source_20_Text"><text:span text:style-name="T23">&lt;p</text:span></text:span><text:span text:style-name="Source_20_Text"><text:span text:style-name="T15"> </text:span></text:span><text:span text:style-name="Source_20_Text"><text:span text:style-name="T21">class</text:span></text:span><text:span text:style-name="Source_20_Text"><text:span text:style-name="T20">=</text:span></text:span><text:span text:style-name="Source_20_Text"><text:span text:style-name="T22">"alert-danger"</text:span></text:span><text:span text:style-name="Source_20_Text"><text:span text:style-name="T23">&gt;</text:span></text:span><text:span text:style-name="Source_20_Text"><text:span text:style-name="T15">O produto </text:span></text:span><text:span text:style-name="Source_20_Text"><text:span text:style-name="T20">&lt;?</text:span></text:span><text:span text:style-name="Source_20_Text"><text:span text:style-name="T15"> </text:span></text:span><text:span text:style-name="Source_20_Text"><text:span text:style-name="T20">=</text:span></text:span><text:span text:style-name="Source_20_Text"><text:span text:style-name="T15"> $nome</text:span></text:span><text:span text:style-name="Source_20_Text"><text:span text:style-name="T20">;</text:span></text:span><text:span text:style-name="Source_20_Text"><text:span text:style-name="T15"> </text:span></text:span><text:span text:style-name="Source_20_Text"><text:span text:style-name="T20">?&gt;</text:span></text:span><text:span text:style-name="Source_20_Text"><text:span text:style-name="T15"> não foi adicionado: </text:span></text:span><text:span text:style-name="Source_20_Text"><text:span text:style-name="T20">&lt;?=</text:span></text:span><text:span text:style-name="Source_20_Text"><text:span text:style-name="T15"> $msg </text:span></text:span><text:span text:style-name="Source_20_Text"><text:span text:style-name="T20">?&gt;</text:span></text:span><text:span text:style-name="Source_20_Text"><text:span text:style-name="T23">&lt;/p&gt;</text:span></text:span></text:p>
      <text:p text:style-name="P18"><text:span text:style-name="Source_20_Text"><text:span text:style-name="T20">&lt;?</text:span></text:span><text:span text:style-name="Source_20_Text"><text:span text:style-name="T15">php</text:span></text:span></text:p>
      <text:p text:style-name="P18"><text:span text:style-name="Source_20_Text"><text:span text:style-name="T20">}</text:span></text:span></text:p>
      <text:p text:style-name="P18"><text:span text:style-name="Source_20_Text"><text:span text:style-name="T20">?&gt;</text:span></text:span></text:p>
      <text:p text:style-name="P14">Excelente. Nesse capítulo, aprendemos como criar funções e capturar a mensagem de erro que vem do MySql.</text:p>
      <text:p text:style-name="P1"/>
      <text:h text:style-name="P9" text:outline-level="1"><text:span text:style-name="T28">02 <text:s/>- Criando a primeira função</text:span></text:h>
      <text:p text:style-name="P2"/>
      <text:p text:style-name="P13"><text:span text:style-name="T11">Isole o código que insere o produto no banco de dados em uma função com o nome </text:span><text:span text:style-name="Source_20_Text"><text:span text:style-name="T13">insereProduto</text:span></text:span><text:span text:style-name="T11">.</text:span></text:p>
      <text:p text:style-name="P15"><text:span text:style-name="T11">Chamamos esse processo de alteração da estrutura do código (para possível melhoria) mas sem alteração na lógica implementada, de </text:span><text:span text:style-name="Strong_20_Emphasis"><text:span text:style-name="T12">refatoração</text:span></text:span><text:span text:style-name="T11">.</text:span></text:p>
      <text:p text:style-name="P14">Depois de escrever seu código, compare com o nosso.</text:p>
      <text:p text:style-name="P16"><text:span text:style-name="Source_20_Text"><text:span text:style-name="T22">function</text:span></text:span><text:span text:style-name="Source_20_Text"><text:span text:style-name="T15"> insereProduto</text:span></text:span><text:span text:style-name="Source_20_Text"><text:span text:style-name="T20">(</text:span></text:span><text:span text:style-name="Source_20_Text"><text:span text:style-name="T15">$conexao</text:span></text:span><text:span text:style-name="Source_20_Text"><text:span text:style-name="T20">,</text:span></text:span><text:span text:style-name="Source_20_Text"><text:span text:style-name="T15"> $nome</text:span></text:span><text:span text:style-name="Source_20_Text"><text:span text:style-name="T20">,</text:span></text:span><text:span text:style-name="Source_20_Text"><text:span text:style-name="T15"> $preco</text:span></text:span><text:span text:style-name="Source_20_Text"><text:span text:style-name="T20">)</text:span></text:span><text:span text:style-name="Source_20_Text"><text:span text:style-name="T15"> </text:span></text:span><text:span text:style-name="Source_20_Text"><text:span text:style-name="T20">{</text:span></text:span></text:p>
      <text:p text:style-name="P18"><text:soft-page-break/><text:span text:style-name="Source_20_Text"><text:span text:style-name="T17"><text:s text:c="4"/></text:span></text:span><text:span text:style-name="Source_20_Text"><text:span text:style-name="T15">$query </text:span></text:span><text:span text:style-name="Source_20_Text"><text:span text:style-name="T20">=</text:span></text:span><text:span text:style-name="Source_20_Text"><text:span text:style-name="T15"> </text:span></text:span><text:span text:style-name="Source_20_Text"><text:span text:style-name="T21">"insert into produtos (nome, preco) values ('{$nome}', '{$preco}')"</text:span></text:span><text:span text:style-name="Source_20_Text"><text:span text:style-name="T20">;</text:span></text:span></text:p>
      <text:p text:style-name="P18"><text:span text:style-name="Source_20_Text"><text:span text:style-name="T17"><text:s text:c="4"/></text:span></text:span><text:span text:style-name="Source_20_Text"><text:span text:style-name="T15">$resultadoDaInsercao </text:span></text:span><text:span text:style-name="Source_20_Text"><text:span text:style-name="T20">=</text:span></text:span><text:span text:style-name="Source_20_Text"><text:span text:style-name="T15"> mysqli_query</text:span></text:span><text:span text:style-name="Source_20_Text"><text:span text:style-name="T20">(</text:span></text:span><text:span text:style-name="Source_20_Text"><text:span text:style-name="T15">$conexao</text:span></text:span><text:span text:style-name="Source_20_Text"><text:span text:style-name="T20">,</text:span></text:span><text:span text:style-name="Source_20_Text"><text:span text:style-name="T15"> $query</text:span></text:span><text:span text:style-name="Source_20_Text"><text:span text:style-name="T20">);</text:span></text:span></text:p>
      <text:p text:style-name="P18"><text:span text:style-name="Source_20_Text"><text:span text:style-name="T17"><text:s text:c="4"/></text:span></text:span><text:span text:style-name="Source_20_Text"><text:span text:style-name="T22">return</text:span></text:span><text:span text:style-name="Source_20_Text"><text:span text:style-name="T15"> $resultadoDaInsercao</text:span></text:span><text:span text:style-name="Source_20_Text"><text:span text:style-name="T20">;</text:span></text:span></text:p>
      <text:p text:style-name="P18"><text:span text:style-name="Source_20_Text"><text:span text:style-name="T20">}</text:span></text:span></text:p>
      <text:p text:style-name="P2"/>
      <text:p text:style-name="P2"/>
      <text:h text:style-name="P7" text:outline-level="1"><text:span text:style-name="T2">03 - Usando a função</text:span></text:h>
      <text:p text:style-name="P13"><text:span text:style-name="T11">Modifique o arquivo </text:span><text:span text:style-name="Source_20_Text"><text:span text:style-name="T13">adiciona-produto.php</text:span></text:span><text:span text:style-name="T11"> e agora faça com que ele use a função.</text:span></text:p>
      <text:p text:style-name="P14">Depois, compare com a nossa solução.</text:p>
      <text:p text:style-name="P16"><text:span text:style-name="Source_20_Text"><text:span text:style-name="T20">&lt;?</text:span></text:span><text:span text:style-name="Source_20_Text"><text:span text:style-name="T15">php include </text:span></text:span><text:span text:style-name="Source_20_Text"><text:span text:style-name="T20">(</text:span></text:span><text:span text:style-name="Source_20_Text"><text:span text:style-name="T21">"cabecalho.php"</text:span></text:span><text:span text:style-name="Source_20_Text"><text:span text:style-name="T20">);</text:span></text:span><text:span text:style-name="Source_20_Text"><text:span text:style-name="T15"> </text:span></text:span><text:span text:style-name="Source_20_Text"><text:span text:style-name="T20">?&gt;</text:span></text:span></text:p>
      <text:p text:style-name="P19"/>
      <text:p text:style-name="P18"><text:span text:style-name="Source_20_Text"><text:span text:style-name="T20">&lt;?</text:span></text:span><text:span text:style-name="Source_20_Text"><text:span text:style-name="T15">php</text:span></text:span></text:p>
      <text:p text:style-name="P18"><text:span text:style-name="Source_20_Text"><text:span text:style-name="T15">$nome </text:span></text:span><text:span text:style-name="Source_20_Text"><text:span text:style-name="T20">=</text:span></text:span><text:span text:style-name="Source_20_Text"><text:span text:style-name="T15"> $_GET</text:span></text:span><text:span text:style-name="Source_20_Text"><text:span text:style-name="T20">[</text:span></text:span><text:span text:style-name="Source_20_Text"><text:span text:style-name="T21">'nome'</text:span></text:span><text:span text:style-name="Source_20_Text"><text:span text:style-name="T20">];</text:span></text:span></text:p>
      <text:p text:style-name="P18"><text:span text:style-name="Source_20_Text"><text:span text:style-name="T15">$preco </text:span></text:span><text:span text:style-name="Source_20_Text"><text:span text:style-name="T20">=</text:span></text:span><text:span text:style-name="Source_20_Text"><text:span text:style-name="T15"> $_GET</text:span></text:span><text:span text:style-name="Source_20_Text"><text:span text:style-name="T20">[</text:span></text:span><text:span text:style-name="Source_20_Text"><text:span text:style-name="T21">'preco'</text:span></text:span><text:span text:style-name="Source_20_Text"><text:span text:style-name="T20">];</text:span></text:span></text:p>
      <text:p text:style-name="P18"><text:span text:style-name="Source_20_Text"><text:span text:style-name="T15">$conexao </text:span></text:span><text:span text:style-name="Source_20_Text"><text:span text:style-name="T20">=</text:span></text:span><text:span text:style-name="Source_20_Text"><text:span text:style-name="T15"> mysqli_connect</text:span></text:span><text:span text:style-name="Source_20_Text"><text:span text:style-name="T20">(</text:span></text:span><text:span text:style-name="Source_20_Text"><text:span text:style-name="T21">"localhost"</text:span></text:span><text:span text:style-name="Source_20_Text"><text:span text:style-name="T20">,</text:span></text:span><text:span text:style-name="Source_20_Text"><text:span text:style-name="T15"> </text:span></text:span><text:span text:style-name="Source_20_Text"><text:span text:style-name="T21">"root"</text:span></text:span><text:span text:style-name="Source_20_Text"><text:span text:style-name="T20">,</text:span></text:span><text:span text:style-name="Source_20_Text"><text:span text:style-name="T15"> </text:span></text:span><text:span text:style-name="Source_20_Text"><text:span text:style-name="T21">""</text:span></text:span><text:span text:style-name="Source_20_Text"><text:span text:style-name="T20">,</text:span></text:span><text:span text:style-name="Source_20_Text"><text:span text:style-name="T15"> </text:span></text:span><text:span text:style-name="Source_20_Text"><text:span text:style-name="T21">"loja"</text:span></text:span><text:span text:style-name="Source_20_Text"><text:span text:style-name="T20">);</text:span></text:span></text:p>
      <text:p text:style-name="P19"/>
      <text:p text:style-name="P18"><text:span text:style-name="Source_20_Text"><text:span text:style-name="T22">function</text:span></text:span><text:span text:style-name="Source_20_Text"><text:span text:style-name="T15"> insereProduto</text:span></text:span><text:span text:style-name="Source_20_Text"><text:span text:style-name="T20">(</text:span></text:span><text:span text:style-name="Source_20_Text"><text:span text:style-name="T15">$conexao</text:span></text:span><text:span text:style-name="Source_20_Text"><text:span text:style-name="T20">,</text:span></text:span><text:span text:style-name="Source_20_Text"><text:span text:style-name="T15"> $nome</text:span></text:span><text:span text:style-name="Source_20_Text"><text:span text:style-name="T20">,</text:span></text:span><text:span text:style-name="Source_20_Text"><text:span text:style-name="T15"> $preco</text:span></text:span><text:span text:style-name="Source_20_Text"><text:span text:style-name="T20">)</text:span></text:span><text:span text:style-name="Source_20_Text"><text:span text:style-name="T15"> </text:span></text:span><text:span text:style-name="Source_20_Text"><text:span text:style-name="T20">{</text:span></text:span></text:p>
      <text:p text:style-name="P18"><text:span text:style-name="Source_20_Text"><text:span text:style-name="T17"><text:s text:c="4"/></text:span></text:span><text:span text:style-name="Source_20_Text"><text:span text:style-name="T15">$query </text:span></text:span><text:span text:style-name="Source_20_Text"><text:span text:style-name="T20">=</text:span></text:span><text:span text:style-name="Source_20_Text"><text:span text:style-name="T15"> </text:span></text:span><text:span text:style-name="Source_20_Text"><text:span text:style-name="T21">"insert into produtos (nome, preco) values ('{$nome}', '{$preco}')"</text:span></text:span><text:span text:style-name="Source_20_Text"><text:span text:style-name="T20">;</text:span></text:span></text:p>
      <text:p text:style-name="P18"><text:span text:style-name="Source_20_Text"><text:span text:style-name="T17"><text:s text:c="4"/></text:span></text:span><text:span text:style-name="Source_20_Text"><text:span text:style-name="T15">$resultadoDaInsercao </text:span></text:span><text:span text:style-name="Source_20_Text"><text:span text:style-name="T20">=</text:span></text:span><text:span text:style-name="Source_20_Text"><text:span text:style-name="T15"> mysqli_query</text:span></text:span><text:span text:style-name="Source_20_Text"><text:span text:style-name="T20">(</text:span></text:span><text:span text:style-name="Source_20_Text"><text:span text:style-name="T15">$conexao</text:span></text:span><text:span text:style-name="Source_20_Text"><text:span text:style-name="T20">,</text:span></text:span><text:span text:style-name="Source_20_Text"><text:span text:style-name="T15"> $query</text:span></text:span><text:span text:style-name="Source_20_Text"><text:span text:style-name="T20">);</text:span></text:span></text:p>
      <text:p text:style-name="P18"><text:span text:style-name="Source_20_Text"><text:span text:style-name="T17"><text:s text:c="4"/></text:span></text:span><text:span text:style-name="Source_20_Text"><text:span text:style-name="T22">return</text:span></text:span><text:span text:style-name="Source_20_Text"><text:span text:style-name="T15"> $resultadoDaInsercao</text:span></text:span><text:span text:style-name="Source_20_Text"><text:span text:style-name="T20">;</text:span></text:span></text:p>
      <text:p text:style-name="P18"><text:span text:style-name="Source_20_Text"><text:span text:style-name="T20">}</text:span></text:span></text:p>
      <text:p text:style-name="P19"/>
      <text:p text:style-name="P18"><text:span text:style-name="Source_20_Text"><text:span text:style-name="T22">if</text:span></text:span><text:span text:style-name="Source_20_Text"><text:span text:style-name="T20">(</text:span></text:span><text:span text:style-name="Source_20_Text"><text:span text:style-name="T15">insereProduto</text:span></text:span><text:span text:style-name="Source_20_Text"><text:span text:style-name="T20">(</text:span></text:span><text:span text:style-name="Source_20_Text"><text:span text:style-name="T15">$conexao</text:span></text:span><text:span text:style-name="Source_20_Text"><text:span text:style-name="T20">,</text:span></text:span><text:span text:style-name="Source_20_Text"><text:span text:style-name="T15"> $nome</text:span></text:span><text:span text:style-name="Source_20_Text"><text:span text:style-name="T20">,</text:span></text:span><text:span text:style-name="Source_20_Text"><text:span text:style-name="T15"> $preco</text:span></text:span><text:span text:style-name="Source_20_Text"><text:span text:style-name="T20">))</text:span></text:span><text:span text:style-name="Source_20_Text"><text:span text:style-name="T15"> </text:span></text:span><text:span text:style-name="Source_20_Text"><text:span text:style-name="T20">{</text:span></text:span></text:p>
      <text:p text:style-name="P18"><text:span text:style-name="Source_20_Text"><text:span text:style-name="T20">?&gt;</text:span></text:span></text:p>
      <text:p text:style-name="P18"><text:span text:style-name="Source_20_Text"><text:span text:style-name="T23">&lt;p</text:span></text:span><text:span text:style-name="Source_20_Text"><text:span text:style-name="T15"> </text:span></text:span><text:span text:style-name="Source_20_Text"><text:span text:style-name="T21">class</text:span></text:span><text:span text:style-name="Source_20_Text"><text:span text:style-name="T20">=</text:span></text:span><text:span text:style-name="Source_20_Text"><text:span text:style-name="T22">"alert-success"</text:span></text:span><text:span text:style-name="Source_20_Text"><text:span text:style-name="T23">&gt;</text:span></text:span><text:span text:style-name="Source_20_Text"><text:span text:style-name="T15">Produto </text:span></text:span><text:span text:style-name="Source_20_Text"><text:span text:style-name="T20">&lt;?=</text:span></text:span><text:span text:style-name="Source_20_Text"><text:span text:style-name="T15"> $nome</text:span></text:span><text:span text:style-name="Source_20_Text"><text:span text:style-name="T20">;</text:span></text:span><text:span text:style-name="Source_20_Text"><text:span text:style-name="T15"> </text:span></text:span><text:span text:style-name="Source_20_Text"><text:span text:style-name="T20">?&gt;</text:span></text:span><text:span text:style-name="Source_20_Text"><text:span text:style-name="T15">, </text:span></text:span><text:span text:style-name="Source_20_Text"><text:span text:style-name="T20">&lt;?=</text:span></text:span><text:span text:style-name="Source_20_Text"><text:span text:style-name="T15"> $preco</text:span></text:span><text:span text:style-name="Source_20_Text"><text:span text:style-name="T20">;</text:span></text:span><text:span text:style-name="Source_20_Text"><text:span text:style-name="T15"> </text:span></text:span><text:span text:style-name="Source_20_Text"><text:span text:style-name="T20">?&gt;</text:span></text:span><text:span text:style-name="Source_20_Text"><text:span text:style-name="T15"> adicionado com sucesso!</text:span></text:span><text:span text:style-name="Source_20_Text"><text:span text:style-name="T23">&lt;/p&gt;</text:span></text:span></text:p>
      <text:p text:style-name="P18"><text:span text:style-name="Source_20_Text"><text:span text:style-name="T20">&lt;?</text:span></text:span><text:span text:style-name="Source_20_Text"><text:span text:style-name="T15">php</text:span></text:span></text:p>
      <text:p text:style-name="P18"><text:span text:style-name="Source_20_Text"><text:span text:style-name="T20">}</text:span></text:span><text:span text:style-name="Source_20_Text"><text:span text:style-name="T15"> </text:span></text:span><text:span text:style-name="Source_20_Text"><text:span text:style-name="T22">else</text:span></text:span><text:span text:style-name="Source_20_Text"><text:span text:style-name="T15"> </text:span></text:span><text:span text:style-name="Source_20_Text"><text:span text:style-name="T20">{</text:span></text:span></text:p>
      <text:p text:style-name="P18"><text:soft-page-break/><text:span text:style-name="Source_20_Text"><text:span text:style-name="T20">?&gt;</text:span></text:span></text:p>
      <text:p text:style-name="P18"><text:span text:style-name="Source_20_Text"><text:span text:style-name="T23">&lt;p</text:span></text:span><text:span text:style-name="Source_20_Text"><text:span text:style-name="T15"> </text:span></text:span><text:span text:style-name="Source_20_Text"><text:span text:style-name="T21">class</text:span></text:span><text:span text:style-name="Source_20_Text"><text:span text:style-name="T20">=</text:span></text:span><text:span text:style-name="Source_20_Text"><text:span text:style-name="T22">"alert-danger"</text:span></text:span><text:span text:style-name="Source_20_Text"><text:span text:style-name="T23">&gt;</text:span></text:span><text:span text:style-name="Source_20_Text"><text:span text:style-name="T15">O produto </text:span></text:span><text:span text:style-name="Source_20_Text"><text:span text:style-name="T20">&lt;?</text:span></text:span><text:span text:style-name="Source_20_Text"><text:span text:style-name="T15"> </text:span></text:span><text:span text:style-name="Source_20_Text"><text:span text:style-name="T20">=</text:span></text:span><text:span text:style-name="Source_20_Text"><text:span text:style-name="T15"> $nome</text:span></text:span><text:span text:style-name="Source_20_Text"><text:span text:style-name="T20">;</text:span></text:span><text:span text:style-name="Source_20_Text"><text:span text:style-name="T15"> </text:span></text:span><text:span text:style-name="Source_20_Text"><text:span text:style-name="T20">?&gt;</text:span></text:span><text:span text:style-name="Source_20_Text"><text:span text:style-name="T15"> não foi adicionado</text:span></text:span><text:span text:style-name="Source_20_Text"><text:span text:style-name="T23">&lt;/p&gt;</text:span></text:span></text:p>
      <text:p text:style-name="P18"><text:span text:style-name="Source_20_Text"><text:span text:style-name="T20">&lt;?</text:span></text:span><text:span text:style-name="Source_20_Text"><text:span text:style-name="T15">php</text:span></text:span></text:p>
      <text:p text:style-name="P18"><text:span text:style-name="Source_20_Text"><text:span text:style-name="T20">}</text:span></text:span></text:p>
      <text:p text:style-name="P18"><text:span text:style-name="Source_20_Text"><text:span text:style-name="T20">?&gt;</text:span></text:span></text:p>
      <text:p text:style-name="P19"/>
      <text:p text:style-name="P18"><text:span text:style-name="Source_20_Text"><text:span text:style-name="T20">&lt;?</text:span></text:span><text:span text:style-name="Source_20_Text"><text:span text:style-name="T15">php include </text:span></text:span><text:span text:style-name="Source_20_Text"><text:span text:style-name="T20">(</text:span></text:span><text:span text:style-name="Source_20_Text"><text:span text:style-name="T21">"rodape.php"</text:span></text:span><text:span text:style-name="Source_20_Text"><text:span text:style-name="T20">);</text:span></text:span><text:span text:style-name="Source_20_Text"><text:span text:style-name="T15"> </text:span></text:span><text:span text:style-name="Source_20_Text"><text:span text:style-name="T20">?&gt;</text:span></text:span></text:p>
      <text:p text:style-name="P2"/>
      <text:h text:style-name="P9" text:outline-level="1"><text:span text:style-name="T28">04 - Colocando menus</text:span></text:h>
      <text:p text:style-name="P5">Implemente agora o menu de navegação.</text:p>
      <text:p text:style-name="P2"/>
      <text:p text:style-name="P12">Nossa aplicação está sem dúvida ficando cada vez mais elegante.</text:p>
      <text:p text:style-name="P18"><text:span text:style-name="Source_20_Text"><text:span text:style-name="T23">&lt;html&gt;</text:span></text:span></text:p>
      <text:p text:style-name="P18"><text:span text:style-name="Source_20_Text"><text:span text:style-name="T23">&lt;head&gt;</text:span></text:span></text:p>
      <text:p text:style-name="P18"><text:span text:style-name="Source_20_Text"><text:span text:style-name="T17"><text:s text:c="4"/></text:span></text:span><text:span text:style-name="Source_20_Text"><text:span text:style-name="T23">&lt;title&gt;</text:span></text:span><text:span text:style-name="Source_20_Text"><text:span text:style-name="T15">Minha loja</text:span></text:span><text:span text:style-name="Source_20_Text"><text:span text:style-name="T23">&lt;/title&gt;</text:span></text:span></text:p>
      <text:p text:style-name="P18"><text:span text:style-name="Source_20_Text"><text:span text:style-name="T17"><text:s text:c="4"/></text:span></text:span><text:span text:style-name="Source_20_Text"><text:span text:style-name="T23">&lt;meta</text:span></text:span><text:span text:style-name="Source_20_Text"><text:span text:style-name="T15"> </text:span></text:span><text:span text:style-name="Source_20_Text"><text:span text:style-name="T21">charset</text:span></text:span><text:span text:style-name="Source_20_Text"><text:span text:style-name="T20">=</text:span></text:span><text:span text:style-name="Source_20_Text"><text:span text:style-name="T22">"utf-8"</text:span></text:span><text:span text:style-name="Source_20_Text"><text:span text:style-name="T23">&gt;</text:span></text:span></text:p>
      <text:p text:style-name="P18"><text:span text:style-name="Source_20_Text"><text:span text:style-name="T17"><text:s text:c="4"/></text:span></text:span><text:span text:style-name="Source_20_Text"><text:span text:style-name="T23">&lt;link</text:span></text:span><text:span text:style-name="Source_20_Text"><text:span text:style-name="T15"> </text:span></text:span><text:span text:style-name="Source_20_Text"><text:span text:style-name="T21">href</text:span></text:span><text:span text:style-name="Source_20_Text"><text:span text:style-name="T20">=</text:span></text:span><text:span text:style-name="Source_20_Text"><text:span text:style-name="T22">"css/bootstrap.css"</text:span></text:span><text:span text:style-name="Source_20_Text"><text:span text:style-name="T15"> </text:span></text:span><text:span text:style-name="Source_20_Text"><text:span text:style-name="T21">rel</text:span></text:span><text:span text:style-name="Source_20_Text"><text:span text:style-name="T20">=</text:span></text:span><text:span text:style-name="Source_20_Text"><text:span text:style-name="T22">"stylesheet"</text:span></text:span><text:span text:style-name="Source_20_Text"><text:span text:style-name="T15"> </text:span></text:span><text:span text:style-name="Source_20_Text"><text:span text:style-name="T23">/&gt;</text:span></text:span></text:p>
      <text:p text:style-name="P18"><text:span text:style-name="Source_20_Text"><text:span text:style-name="T17"><text:s text:c="4"/></text:span></text:span><text:span text:style-name="Source_20_Text"><text:span text:style-name="T23">&lt;link</text:span></text:span><text:span text:style-name="Source_20_Text"><text:span text:style-name="T15"> </text:span></text:span><text:span text:style-name="Source_20_Text"><text:span text:style-name="T21">href</text:span></text:span><text:span text:style-name="Source_20_Text"><text:span text:style-name="T20">=</text:span></text:span><text:span text:style-name="Source_20_Text"><text:span text:style-name="T22">"css/loja.css"</text:span></text:span><text:span text:style-name="Source_20_Text"><text:span text:style-name="T15"> </text:span></text:span><text:span text:style-name="Source_20_Text"><text:span text:style-name="T21">rel</text:span></text:span><text:span text:style-name="Source_20_Text"><text:span text:style-name="T20">=</text:span></text:span><text:span text:style-name="Source_20_Text"><text:span text:style-name="T22">"stylesheet"</text:span></text:span><text:span text:style-name="Source_20_Text"><text:span text:style-name="T15"> </text:span></text:span><text:span text:style-name="Source_20_Text"><text:span text:style-name="T23">/&gt;</text:span></text:span></text:p>
      <text:p text:style-name="P18"><text:span text:style-name="Source_20_Text"><text:span text:style-name="T23">&lt;/head&gt;</text:span></text:span></text:p>
      <text:p text:style-name="P19"/>
      <text:p text:style-name="P18"><text:span text:style-name="Source_20_Text"><text:span text:style-name="T23">&lt;body&gt;</text:span></text:span></text:p>
      <text:p text:style-name="P19"/>
      <text:p text:style-name="P18"><text:span text:style-name="Source_20_Text"><text:span text:style-name="T17"><text:s text:c="4"/></text:span></text:span><text:span text:style-name="Source_20_Text"><text:span text:style-name="T23">&lt;div</text:span></text:span><text:span text:style-name="Source_20_Text"><text:span text:style-name="T15"> </text:span></text:span><text:span text:style-name="Source_20_Text"><text:span text:style-name="T21">class</text:span></text:span><text:span text:style-name="Source_20_Text"><text:span text:style-name="T20">=</text:span></text:span><text:span text:style-name="Source_20_Text"><text:span text:style-name="T22">"navbar navbar-inverse navbar-fixed-top"</text:span></text:span><text:span text:style-name="Source_20_Text"><text:span text:style-name="T23">&gt;</text:span></text:span></text:p>
      <text:p text:style-name="P18"><text:span text:style-name="Source_20_Text"><text:span text:style-name="T17"><text:s text:c="8"/></text:span></text:span><text:span text:style-name="Source_20_Text"><text:span text:style-name="T23">&lt;div</text:span></text:span><text:span text:style-name="Source_20_Text"><text:span text:style-name="T15"> </text:span></text:span><text:span text:style-name="Source_20_Text"><text:span text:style-name="T21">class</text:span></text:span><text:span text:style-name="Source_20_Text"><text:span text:style-name="T20">=</text:span></text:span><text:span text:style-name="Source_20_Text"><text:span text:style-name="T22">"container"</text:span></text:span><text:span text:style-name="Source_20_Text"><text:span text:style-name="T23">&gt;</text:span></text:span></text:p>
      <text:p text:style-name="P18"><text:span text:style-name="Source_20_Text"><text:span text:style-name="T17"><text:s text:c="12"/></text:span></text:span><text:span text:style-name="Source_20_Text"><text:span text:style-name="T23">&lt;div</text:span></text:span><text:span text:style-name="Source_20_Text"><text:span text:style-name="T15"> </text:span></text:span><text:span text:style-name="Source_20_Text"><text:span text:style-name="T21">class</text:span></text:span><text:span text:style-name="Source_20_Text"><text:span text:style-name="T20">=</text:span></text:span><text:span text:style-name="Source_20_Text"><text:span text:style-name="T22">"navbar-header"</text:span></text:span><text:span text:style-name="Source_20_Text"><text:span text:style-name="T23">&gt;</text:span></text:span></text:p>
      <text:p text:style-name="P18"><text:span text:style-name="Source_20_Text"><text:span text:style-name="T17"><text:s text:c="16"/></text:span></text:span><text:span text:style-name="Source_20_Text"><text:span text:style-name="T23">&lt;a</text:span></text:span><text:span text:style-name="Source_20_Text"><text:span text:style-name="T15"> </text:span></text:span><text:span text:style-name="Source_20_Text"><text:span text:style-name="T21">href</text:span></text:span><text:span text:style-name="Source_20_Text"><text:span text:style-name="T20">=</text:span></text:span><text:span text:style-name="Source_20_Text"><text:span text:style-name="T22">"index.php"</text:span></text:span><text:span text:style-name="Source_20_Text"><text:span text:style-name="T15"> </text:span></text:span><text:span text:style-name="Source_20_Text"><text:span text:style-name="T21">class</text:span></text:span><text:span text:style-name="Source_20_Text"><text:span text:style-name="T20">=</text:span></text:span><text:span text:style-name="Source_20_Text"><text:span text:style-name="T22">"navbar-brand"</text:span></text:span><text:span text:style-name="Source_20_Text"><text:span text:style-name="T23">&gt;</text:span></text:span><text:span text:style-name="Source_20_Text"><text:span text:style-name="T15">Minha Loja</text:span></text:span><text:span text:style-name="Source_20_Text"><text:span text:style-name="T23">&lt;/a&gt;</text:span></text:span></text:p>
      <text:p text:style-name="P18"><text:span text:style-name="Source_20_Text"><text:span text:style-name="T17"><text:s text:c="12"/></text:span></text:span><text:span text:style-name="Source_20_Text"><text:span text:style-name="T23">&lt;/div&gt;</text:span></text:span></text:p>
      <text:p text:style-name="P18"><text:span text:style-name="Source_20_Text"><text:span text:style-name="T17"><text:s text:c="12"/></text:span></text:span><text:span text:style-name="Source_20_Text"><text:span text:style-name="T23">&lt;div&gt;</text:span></text:span></text:p>
      <text:p text:style-name="P18"><text:span text:style-name="Source_20_Text"><text:span text:style-name="T17"><text:s text:c="16"/></text:span></text:span><text:span text:style-name="Source_20_Text"><text:span text:style-name="T23">&lt;ul</text:span></text:span><text:span text:style-name="Source_20_Text"><text:span text:style-name="T15"> </text:span></text:span><text:span text:style-name="Source_20_Text"><text:span text:style-name="T21">class</text:span></text:span><text:span text:style-name="Source_20_Text"><text:span text:style-name="T20">=</text:span></text:span><text:span text:style-name="Source_20_Text"><text:span text:style-name="T22">"nav navbar-nav"</text:span></text:span><text:span text:style-name="Source_20_Text"><text:span text:style-name="T23">&gt;</text:span></text:span></text:p>
      <text:p text:style-name="P18"><text:soft-page-break/><text:span text:style-name="Source_20_Text"><text:span text:style-name="T17"><text:s text:c="20"/></text:span></text:span><text:span text:style-name="Source_20_Text"><text:span text:style-name="T23">&lt;li&gt;&lt;a</text:span></text:span><text:span text:style-name="Source_20_Text"><text:span text:style-name="T15"> </text:span></text:span><text:span text:style-name="Source_20_Text"><text:span text:style-name="T21">href</text:span></text:span><text:span text:style-name="Source_20_Text"><text:span text:style-name="T20">=</text:span></text:span><text:span text:style-name="Source_20_Text"><text:span text:style-name="T22">"produto-formulario.php"</text:span></text:span><text:span text:style-name="Source_20_Text"><text:span text:style-name="T23">&gt;</text:span></text:span><text:span text:style-name="Source_20_Text"><text:span text:style-name="T15">Adiciona Produto</text:span></text:span><text:span text:style-name="Source_20_Text"><text:span text:style-name="T23">&lt;/a&gt;&lt;/li&gt;</text:span></text:span></text:p>
      <text:p text:style-name="P18"><text:span text:style-name="Source_20_Text"><text:span text:style-name="T17"><text:s text:c="20"/></text:span></text:span><text:span text:style-name="Source_20_Text"><text:span text:style-name="T23">&lt;li&gt;&lt;a</text:span></text:span><text:span text:style-name="Source_20_Text"><text:span text:style-name="T15"> </text:span></text:span><text:span text:style-name="Source_20_Text"><text:span text:style-name="T21">href</text:span></text:span><text:span text:style-name="Source_20_Text"><text:span text:style-name="T20">=</text:span></text:span><text:span text:style-name="Source_20_Text"><text:span text:style-name="T22">"sobre.php"</text:span></text:span><text:span text:style-name="Source_20_Text"><text:span text:style-name="T23">&gt;</text:span></text:span><text:span text:style-name="Source_20_Text"><text:span text:style-name="T15">Sobre</text:span></text:span><text:span text:style-name="Source_20_Text"><text:span text:style-name="T23">&lt;/a&gt;&lt;/li&gt;</text:span></text:span></text:p>
      <text:p text:style-name="P18"><text:span text:style-name="Source_20_Text"><text:span text:style-name="T17"><text:s text:c="16"/></text:span></text:span><text:span text:style-name="Source_20_Text"><text:span text:style-name="T23">&lt;/ul&gt;</text:span></text:span></text:p>
      <text:p text:style-name="P18"><text:span text:style-name="Source_20_Text"><text:span text:style-name="T17"><text:s text:c="12"/></text:span></text:span><text:span text:style-name="Source_20_Text"><text:span text:style-name="T23">&lt;/div&gt;</text:span></text:span></text:p>
      <text:p text:style-name="P18"><text:span text:style-name="Source_20_Text"><text:span text:style-name="T17"><text:s text:c="8"/></text:span></text:span><text:span text:style-name="Source_20_Text"><text:span text:style-name="T23">&lt;/div&gt;</text:span></text:span><text:span text:style-name="Source_20_Text"><text:span text:style-name="T15"> </text:span></text:span></text:p>
      <text:p text:style-name="P18"><text:span text:style-name="Source_20_Text"><text:span text:style-name="T17"><text:s text:c="4"/></text:span></text:span><text:span text:style-name="Source_20_Text"><text:span text:style-name="T23">&lt;/div&gt;</text:span></text:span></text:p>
      <text:p text:style-name="P19"/>
      <text:p text:style-name="P18"><text:span text:style-name="Source_20_Text"><text:span text:style-name="T17"><text:s text:c="4"/></text:span></text:span><text:span text:style-name="Source_20_Text"><text:span text:style-name="T23">&lt;div</text:span></text:span><text:span text:style-name="Source_20_Text"><text:span text:style-name="T15"> </text:span></text:span><text:span text:style-name="Source_20_Text"><text:span text:style-name="T21">class</text:span></text:span><text:span text:style-name="Source_20_Text"><text:span text:style-name="T20">=</text:span></text:span><text:span text:style-name="Source_20_Text"><text:span text:style-name="T22">"container"</text:span></text:span><text:span text:style-name="Source_20_Text"><text:span text:style-name="T23">&gt;</text:span></text:span></text:p>
      <text:p text:style-name="P19"/>
      <text:p text:style-name="P18"><text:span text:style-name="Source_20_Text"><text:span text:style-name="T17"><text:s text:c="8"/></text:span></text:span><text:span text:style-name="Source_20_Text"><text:span text:style-name="T23">&lt;div</text:span></text:span><text:span text:style-name="Source_20_Text"><text:span text:style-name="T15"> </text:span></text:span><text:span text:style-name="Source_20_Text"><text:span text:style-name="T21">class</text:span></text:span><text:span text:style-name="Source_20_Text"><text:span text:style-name="T20">=</text:span></text:span><text:span text:style-name="Source_20_Text"><text:span text:style-name="T22">"principal"</text:span></text:span><text:span text:style-name="Source_20_Text"><text:span text:style-name="T23">&gt;</text:span></text:span></text:p>
      <text:p text:style-name="P2"/>
      <text:h text:style-name="P7" text:outline-level="1"><text:span text:style-name="T2">05 - Melhorando o formulário</text:span></text:h>
      <text:p text:style-name="P2"/>
      <text:p text:style-name="P2"><text:span text:style-name="T11">Coloque tabelas no formulário para que tudo fique melhor formatado. Use os estilos </text:span><text:span text:style-name="Source_20_Text"><text:span text:style-name="T18">btn btn-primary</text:span></text:span><text:span text:style-name="T16"> </text:span><text:span text:style-name="T11">no botão e </text:span><text:span text:style-name="Source_20_Text"><text:span text:style-name="T18">form-control</text:span></text:span><text:span text:style-name="T16"> </text:span><text:span text:style-name="T11">nas caixas de texto.</text:span></text:p>
      <text:p text:style-name="P2"><text:span text:style-name="T11"/></text:p>
      <text:p text:style-name="P4"><text:span text:style-name="T14">s</text:span><text:span text:style-name="T11">Tudo certo até aqui?</text:span></text:p>
      <text:p text:style-name="P18"><text:span text:style-name="Source_20_Text"><text:span text:style-name="T23">&lt;html&gt;</text:span></text:span></text:p>
      <text:p text:style-name="P18"><text:span text:style-name="Source_20_Text"><text:span text:style-name="T17"><text:s text:c="4"/></text:span></text:span><text:span text:style-name="Source_20_Text"><text:span text:style-name="T23">&lt;form</text:span></text:span><text:span text:style-name="Source_20_Text"><text:span text:style-name="T15"> </text:span></text:span><text:span text:style-name="Source_20_Text"><text:span text:style-name="T21">action</text:span></text:span><text:span text:style-name="Source_20_Text"><text:span text:style-name="T20">=</text:span></text:span><text:span text:style-name="Source_20_Text"><text:span text:style-name="T22">"adiciona-produto.php"</text:span></text:span><text:span text:style-name="Source_20_Text"><text:span text:style-name="T23">&gt;</text:span></text:span></text:p>
      <text:p text:style-name="P18"><text:span text:style-name="Source_20_Text"><text:span text:style-name="T17"><text:s text:c="8"/></text:span></text:span><text:span text:style-name="Source_20_Text"><text:span text:style-name="T23">&lt;table</text:span></text:span><text:span text:style-name="Source_20_Text"><text:span text:style-name="T15"> </text:span></text:span><text:span text:style-name="Source_20_Text"><text:span text:style-name="T21">class</text:span></text:span><text:span text:style-name="Source_20_Text"><text:span text:style-name="T20">=</text:span></text:span><text:span text:style-name="Source_20_Text"><text:span text:style-name="T22">"table"</text:span></text:span><text:span text:style-name="Source_20_Text"><text:span text:style-name="T23">&gt;</text:span></text:span></text:p>
      <text:p text:style-name="P18"><text:span text:style-name="Source_20_Text"><text:span text:style-name="T17"><text:s text:c="12"/></text:span></text:span><text:span text:style-name="Source_20_Text"><text:span text:style-name="T23">&lt;tr&gt;</text:span></text:span></text:p>
      <text:p text:style-name="P18"><text:span text:style-name="Source_20_Text"><text:span text:style-name="T17"><text:s text:c="16"/></text:span></text:span><text:span text:style-name="Source_20_Text"><text:span text:style-name="T23">&lt;td&gt;</text:span></text:span><text:span text:style-name="Source_20_Text"><text:span text:style-name="T15">Nome</text:span></text:span><text:span text:style-name="Source_20_Text"><text:span text:style-name="T23">&lt;/td&gt;</text:span></text:span></text:p>
      <text:p text:style-name="P18"><text:span text:style-name="Source_20_Text"><text:span text:style-name="T17"><text:s text:c="16"/></text:span></text:span><text:span text:style-name="Source_20_Text"><text:span text:style-name="T23">&lt;td&gt;&lt;input</text:span></text:span><text:span text:style-name="Source_20_Text"><text:span text:style-name="T15"> </text:span></text:span><text:span text:style-name="Source_20_Text"><text:span text:style-name="T21">type</text:span></text:span><text:span text:style-name="Source_20_Text"><text:span text:style-name="T20">=</text:span></text:span><text:span text:style-name="Source_20_Text"><text:span text:style-name="T22">"text"</text:span></text:span><text:span text:style-name="Source_20_Text"><text:span text:style-name="T15"> </text:span></text:span><text:span text:style-name="Source_20_Text"><text:span text:style-name="T21">class</text:span></text:span><text:span text:style-name="Source_20_Text"><text:span text:style-name="T20">=</text:span></text:span><text:span text:style-name="Source_20_Text"><text:span text:style-name="T22">"form-control"</text:span></text:span><text:span text:style-name="Source_20_Text"><text:span text:style-name="T15"> </text:span></text:span><text:span text:style-name="Source_20_Text"><text:span text:style-name="T21">name</text:span></text:span><text:span text:style-name="Source_20_Text"><text:span text:style-name="T20">=</text:span></text:span><text:span text:style-name="Source_20_Text"><text:span text:style-name="T22">"nome"</text:span></text:span><text:span text:style-name="Source_20_Text"><text:span text:style-name="T15"> </text:span></text:span><text:span text:style-name="Source_20_Text"><text:span text:style-name="T23">/&gt;&lt;/td&gt;</text:span></text:span></text:p>
      <text:p text:style-name="P18"><text:span text:style-name="Source_20_Text"><text:span text:style-name="T17"><text:s text:c="12"/></text:span></text:span><text:span text:style-name="Source_20_Text"><text:span text:style-name="T23">&lt;/tr&gt;</text:span></text:span></text:p>
      <text:p text:style-name="P19"/>
      <text:p text:style-name="P18"><text:span text:style-name="Source_20_Text"><text:span text:style-name="T17"><text:s text:c="12"/></text:span></text:span><text:span text:style-name="Source_20_Text"><text:span text:style-name="T23">&lt;tr&gt;</text:span></text:span></text:p>
      <text:p text:style-name="P18"><text:span text:style-name="Source_20_Text"><text:span text:style-name="T17"><text:s text:c="16"/></text:span></text:span><text:span text:style-name="Source_20_Text"><text:span text:style-name="T23">&lt;td&gt;</text:span></text:span><text:span text:style-name="Source_20_Text"><text:span text:style-name="T15">Preço</text:span></text:span><text:span text:style-name="Source_20_Text"><text:span text:style-name="T23">&lt;/td&gt;</text:span></text:span></text:p>
      <text:p text:style-name="P18"><text:span text:style-name="Source_20_Text"><text:span text:style-name="T17"><text:s text:c="16"/></text:span></text:span><text:span text:style-name="Source_20_Text"><text:span text:style-name="T23">&lt;td&gt;&lt;input</text:span></text:span><text:span text:style-name="Source_20_Text"><text:span text:style-name="T15"> </text:span></text:span><text:span text:style-name="Source_20_Text"><text:span text:style-name="T21">type</text:span></text:span><text:span text:style-name="Source_20_Text"><text:span text:style-name="T20">=</text:span></text:span><text:span text:style-name="Source_20_Text"><text:span text:style-name="T22">"number"</text:span></text:span><text:span text:style-name="Source_20_Text"><text:span text:style-name="T15"> </text:span></text:span><text:span text:style-name="Source_20_Text"><text:span text:style-name="T21">class</text:span></text:span><text:span text:style-name="Source_20_Text"><text:span text:style-name="T20">=</text:span></text:span><text:span text:style-name="Source_20_Text"><text:span text:style-name="T22">"form-control"</text:span></text:span><text:span text:style-name="Source_20_Text"><text:span text:style-name="T15"> </text:span></text:span><text:span text:style-name="Source_20_Text"><text:span text:style-name="T21">name</text:span></text:span><text:span text:style-name="Source_20_Text"><text:span text:style-name="T20">=</text:span></text:span><text:span text:style-name="Source_20_Text"><text:span text:style-name="T22">"preco"</text:span></text:span><text:span text:style-name="Source_20_Text"><text:span text:style-name="T15"> </text:span></text:span><text:span text:style-name="Source_20_Text"><text:span text:style-name="T23">/&gt;&lt;/td&gt;</text:span></text:span></text:p>
      <text:p text:style-name="P18"><text:soft-page-break/><text:span text:style-name="Source_20_Text"><text:span text:style-name="T17"><text:s text:c="12"/></text:span></text:span><text:span text:style-name="Source_20_Text"><text:span text:style-name="T23">&lt;/tr&gt;</text:span></text:span></text:p>
      <text:p text:style-name="P19"/>
      <text:p text:style-name="P18"><text:span text:style-name="Source_20_Text"><text:span text:style-name="T17"><text:s text:c="12"/></text:span></text:span><text:span text:style-name="Source_20_Text"><text:span text:style-name="T23">&lt;tr&gt;</text:span></text:span></text:p>
      <text:p text:style-name="P18"><text:span text:style-name="Source_20_Text"><text:span text:style-name="T17"><text:s text:c="16"/></text:span></text:span><text:span text:style-name="Source_20_Text"><text:span text:style-name="T23">&lt;td&gt;&lt;/td&gt;</text:span></text:span></text:p>
      <text:p text:style-name="P18"><text:span text:style-name="Source_20_Text"><text:span text:style-name="T17"><text:s text:c="16"/></text:span></text:span><text:span text:style-name="Source_20_Text"><text:span text:style-name="T23">&lt;td&gt;&lt;input</text:span></text:span><text:span text:style-name="Source_20_Text"><text:span text:style-name="T15"> </text:span></text:span><text:span text:style-name="Source_20_Text"><text:span text:style-name="T21">type</text:span></text:span><text:span text:style-name="Source_20_Text"><text:span text:style-name="T20">=</text:span></text:span><text:span text:style-name="Source_20_Text"><text:span text:style-name="T22">"submit"</text:span></text:span><text:span text:style-name="Source_20_Text"><text:span text:style-name="T15"> </text:span></text:span><text:span text:style-name="Source_20_Text"><text:span text:style-name="T21">value</text:span></text:span><text:span text:style-name="Source_20_Text"><text:span text:style-name="T20">=</text:span></text:span><text:span text:style-name="Source_20_Text"><text:span text:style-name="T22">"Cadastrar"</text:span></text:span><text:span text:style-name="Source_20_Text"><text:span text:style-name="T15"> </text:span></text:span><text:span text:style-name="Source_20_Text"><text:span text:style-name="T21">class</text:span></text:span><text:span text:style-name="Source_20_Text"><text:span text:style-name="T20">=</text:span></text:span><text:span text:style-name="Source_20_Text"><text:span text:style-name="T22">"btn btn-primary"</text:span></text:span><text:span text:style-name="Source_20_Text"><text:span text:style-name="T15"> </text:span></text:span><text:span text:style-name="Source_20_Text"><text:span text:style-name="T23">/&gt;&lt;/td&gt;</text:span></text:span></text:p>
      <text:p text:style-name="P18"><text:span text:style-name="Source_20_Text"><text:span text:style-name="T17"><text:s text:c="12"/></text:span></text:span><text:span text:style-name="Source_20_Text"><text:span text:style-name="T23">&lt;/tr&gt;</text:span></text:span></text:p>
      <text:p text:style-name="P19"/>
      <text:p text:style-name="P18"><text:span text:style-name="Source_20_Text"><text:span text:style-name="T17"><text:s text:c="8"/></text:span></text:span><text:span text:style-name="Source_20_Text"><text:span text:style-name="T23">&lt;/table&gt;</text:span></text:span></text:p>
      <text:p text:style-name="P19"/>
      <text:p text:style-name="P18"><text:span text:style-name="Source_20_Text"><text:span text:style-name="T17"><text:s text:c="4"/></text:span></text:span><text:span text:style-name="Source_20_Text"><text:span text:style-name="T23">&lt;/form&gt;</text:span></text:span></text:p>
      <text:p text:style-name="P18"><text:span text:style-name="Source_20_Text"><text:span text:style-name="T23">&lt;/html&gt;</text:span></text:span></text:p>
      <text:p text:style-name="P3"><text:span text:style-name="T11"/></text:p>
      <text:h text:style-name="P8" text:outline-level="1"><text:span text:style-name="T8">06</text:span><text:span text:style-name="T9"> - </text:span><text:span text:style-name="T8">mysqli_error</text:span></text:h>
      <text:p text:style-name="P3"><text:span text:style-name="T11"/></text:p>
      <text:p text:style-name="P3"><text:span text:style-name="T11">Faça uso do </text:span><text:span text:style-name="Source_20_Text"><text:span text:style-name="T19">mysqli_error</text:span></text:span><text:span text:style-name="T11"> e exiba a mensagem de erro completa para o usuário.</text:span></text:p>
      <text:p text:style-name="P3"><text:span text:style-name="T11"/></text:p>
      <text:p text:style-name="P17"><text:span text:style-name="Source_20_Text"><text:span text:style-name="T20">&lt;?</text:span></text:span><text:span text:style-name="Source_20_Text"><text:span text:style-name="T15">php</text:span></text:span></text:p>
      <text:p text:style-name="P18"><text:span text:style-name="Source_20_Text"><text:span text:style-name="T22">if</text:span></text:span><text:span text:style-name="Source_20_Text"><text:span text:style-name="T20">(</text:span></text:span><text:span text:style-name="Source_20_Text"><text:span text:style-name="T15">insereProduto</text:span></text:span><text:span text:style-name="Source_20_Text"><text:span text:style-name="T20">(</text:span></text:span><text:span text:style-name="Source_20_Text"><text:span text:style-name="T15">$conexao</text:span></text:span><text:span text:style-name="Source_20_Text"><text:span text:style-name="T20">,</text:span></text:span><text:span text:style-name="Source_20_Text"><text:span text:style-name="T15"> $nome</text:span></text:span><text:span text:style-name="Source_20_Text"><text:span text:style-name="T20">,</text:span></text:span><text:span text:style-name="Source_20_Text"><text:span text:style-name="T15"> $preco</text:span></text:span><text:span text:style-name="Source_20_Text"><text:span text:style-name="T20">))</text:span></text:span><text:span text:style-name="Source_20_Text"><text:span text:style-name="T15"> </text:span></text:span><text:span text:style-name="Source_20_Text"><text:span text:style-name="T20">{</text:span></text:span></text:p>
      <text:p text:style-name="P18"><text:span text:style-name="Source_20_Text"><text:span text:style-name="T20">?&gt;</text:span></text:span></text:p>
      <text:p text:style-name="P18"><text:span text:style-name="Source_20_Text"><text:span text:style-name="T23">&lt;p</text:span></text:span><text:span text:style-name="Source_20_Text"><text:span text:style-name="T15"> </text:span></text:span><text:span text:style-name="Source_20_Text"><text:span text:style-name="T21">class</text:span></text:span><text:span text:style-name="Source_20_Text"><text:span text:style-name="T20">=</text:span></text:span><text:span text:style-name="Source_20_Text"><text:span text:style-name="T22">"alert-success"</text:span></text:span><text:span text:style-name="Source_20_Text"><text:span text:style-name="T23">&gt;</text:span></text:span><text:span text:style-name="Source_20_Text"><text:span text:style-name="T15">Produto </text:span></text:span><text:span text:style-name="Source_20_Text"><text:span text:style-name="T20">&lt;?=</text:span></text:span><text:span text:style-name="Source_20_Text"><text:span text:style-name="T15"> $nome</text:span></text:span><text:span text:style-name="Source_20_Text"><text:span text:style-name="T20">;</text:span></text:span><text:span text:style-name="Source_20_Text"><text:span text:style-name="T15"> </text:span></text:span><text:span text:style-name="Source_20_Text"><text:span text:style-name="T20">?&gt;</text:span></text:span><text:span text:style-name="Source_20_Text"><text:span text:style-name="T15">, </text:span></text:span><text:span text:style-name="Source_20_Text"><text:span text:style-name="T20">&lt;?=</text:span></text:span><text:span text:style-name="Source_20_Text"><text:span text:style-name="T15"> $preco</text:span></text:span><text:span text:style-name="Source_20_Text"><text:span text:style-name="T20">;</text:span></text:span><text:span text:style-name="Source_20_Text"><text:span text:style-name="T15"> </text:span></text:span><text:span text:style-name="Source_20_Text"><text:span text:style-name="T20">?&gt;</text:span></text:span><text:span text:style-name="Source_20_Text"><text:span text:style-name="T15"> adicionado com sucesso!</text:span></text:span><text:span text:style-name="Source_20_Text"><text:span text:style-name="T23">&lt;/p&gt;</text:span></text:span></text:p>
      <text:p text:style-name="P18"><text:span text:style-name="Source_20_Text"><text:span text:style-name="T20">&lt;?</text:span></text:span><text:span text:style-name="Source_20_Text"><text:span text:style-name="T15">php</text:span></text:span></text:p>
      <text:p text:style-name="P18"><text:span text:style-name="Source_20_Text"><text:span text:style-name="T20">}</text:span></text:span><text:span text:style-name="Source_20_Text"><text:span text:style-name="T15"> </text:span></text:span><text:span text:style-name="Source_20_Text"><text:span text:style-name="T22">else</text:span></text:span><text:span text:style-name="Source_20_Text"><text:span text:style-name="T15"> </text:span></text:span><text:span text:style-name="Source_20_Text"><text:span text:style-name="T20">{</text:span></text:span></text:p>
      <text:p text:style-name="P18"><text:span text:style-name="Source_20_Text"><text:span text:style-name="T17"><text:s text:c="4"/></text:span></text:span><text:span text:style-name="Source_20_Text"><text:span text:style-name="T15">$msg </text:span></text:span><text:span text:style-name="Source_20_Text"><text:span text:style-name="T20">=</text:span></text:span><text:span text:style-name="Source_20_Text"><text:span text:style-name="T15"> mysqli_error</text:span></text:span><text:span text:style-name="Source_20_Text"><text:span text:style-name="T20">(</text:span></text:span><text:span text:style-name="Source_20_Text"><text:span text:style-name="T15">$conexao</text:span></text:span><text:span text:style-name="Source_20_Text"><text:span text:style-name="T20">);</text:span></text:span></text:p>
      <text:p text:style-name="P18"><text:span text:style-name="Source_20_Text"><text:span text:style-name="T20">?&gt;</text:span></text:span></text:p>
      <text:p text:style-name="P18"><text:span text:style-name="Source_20_Text"><text:span text:style-name="T23">&lt;p</text:span></text:span><text:span text:style-name="Source_20_Text"><text:span text:style-name="T15"> </text:span></text:span><text:span text:style-name="Source_20_Text"><text:span text:style-name="T21">class</text:span></text:span><text:span text:style-name="Source_20_Text"><text:span text:style-name="T20">=</text:span></text:span><text:span text:style-name="Source_20_Text"><text:span text:style-name="T22">"alert-danger"</text:span></text:span><text:span text:style-name="Source_20_Text"><text:span text:style-name="T23">&gt;</text:span></text:span><text:span text:style-name="Source_20_Text"><text:span text:style-name="T15">O produto </text:span></text:span><text:span text:style-name="Source_20_Text"><text:span text:style-name="T20">&lt;?</text:span></text:span><text:span text:style-name="Source_20_Text"><text:span text:style-name="T15"> </text:span></text:span><text:span text:style-name="Source_20_Text"><text:span text:style-name="T20">=</text:span></text:span><text:span text:style-name="Source_20_Text"><text:span text:style-name="T15"> $nome</text:span></text:span><text:span text:style-name="Source_20_Text"><text:span text:style-name="T20">;</text:span></text:span><text:span text:style-name="Source_20_Text"><text:span text:style-name="T15"> </text:span></text:span><text:span text:style-name="Source_20_Text"><text:span text:style-name="T20">?&gt;</text:span></text:span><text:span text:style-name="Source_20_Text"><text:span text:style-name="T15"> não foi adicionado: </text:span></text:span><text:span text:style-name="Source_20_Text"><text:span text:style-name="T20">&lt;?=</text:span></text:span><text:span text:style-name="Source_20_Text"><text:span text:style-name="T15"> $msg </text:span></text:span><text:span text:style-name="Source_20_Text"><text:span text:style-name="T20">?&gt;</text:span></text:span><text:span text:style-name="Source_20_Text"><text:span text:style-name="T23">&lt;/p&gt;</text:span></text:span></text:p>
      <text:p text:style-name="P18"><text:span text:style-name="Source_20_Text"><text:span text:style-name="T20">&lt;?</text:span></text:span><text:span text:style-name="Source_20_Text"><text:span text:style-name="T15">php</text:span></text:span></text:p>
      <text:p text:style-name="P18"><text:span text:style-name="Source_20_Text"><text:span text:style-name="T20">}</text:span></text:span></text:p>
      <text:p text:style-name="P18"><text:span text:style-name="Source_20_Text"><text:span text:style-name="T20">?&gt;</text:span></text:span></text:p>
      <text:p text:style-name="P3"><text:span text:style-name="T11"/></text:p>
      <text:h text:style-name="P8" text:outline-level="1"><text:soft-page-break/><text:span text:style-name="T8">07</text:span><text:span text:style-name="T10"> - </text:span><text:span text:style-name="T8">Muitas funções?</text:span></text:h>
      <text:p text:style-name="P11"><text:span text:style-name="T8"/></text:p>
      <text:p text:style-name="P6">Não se preocupe com a quantidade de funções que estão aparecendo. Não é necessário decorar o nome e o objetivo de cada uma delas. É por isso que sempre temos o manual do PHP aberto para nos ajudar.</text:p>
      <text:p text:style-name="P6"><text:span text:style-name="T11"/></text:p>
      <text:p text:style-name="P6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Source Serif Pro" svg:font-family="'Source Serif Pro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08:08:19.908012566</meta:creation-date>
    <dc:date>2019-05-27T09:06:55.663225976</dc:date>
    <meta:editing-duration>PT2H26M55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10" meta:paragraph-count="196" meta:word-count="1060" meta:character-count="8380" meta:non-whitespace-character-count="6714"/>
  </office:meta>
</office:document-meta>
</file>